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601551" table:style-name="ce58">
            <text:p>8,601,551</text:p>
          </table:table-cell>
          <table:table-cell office:value-type="float" office:value="23552470" table:style-name="ce59">
            <text:p>23,552,470</text:p>
          </table:table-cell>
          <table:table-cell office:value-type="float" office:value="11717632" table:style-name="ce59">
            <text:p>11,717,632</text:p>
          </table:table-cell>
          <table:table-cell office:value-type="float" office:value="11834838" table:style-name="ce60">
            <text:p>11,834,838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33928" table:style-name="ce58">
            <text:p>1,533,928</text:p>
          </table:table-cell>
          <table:table-cell office:value-type="float" office:value="3982434" table:style-name="ce63">
            <text:p>3,982,434</text:p>
          </table:table-cell>
          <table:table-cell office:value-type="float" office:value="1952479" table:style-name="ce63">
            <text:p>1,952,479</text:p>
          </table:table-cell>
          <table:table-cell office:value-type="float" office:value="2029955" table:style-name="ce60">
            <text:p>2,029,95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9354" table:style-name="ce58">
            <text:p>1,049,354</text:p>
          </table:table-cell>
          <table:table-cell office:value-type="float" office:value="2689845" table:style-name="ce63">
            <text:p>2,689,845</text:p>
          </table:table-cell>
          <table:table-cell office:value-type="float" office:value="1285810" table:style-name="ce63">
            <text:p>1,285,810</text:p>
          </table:table-cell>
          <table:table-cell office:value-type="float" office:value="1404035" table:style-name="ce60">
            <text:p>1,404,03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79743" table:style-name="ce58">
            <text:p>779,743</text:p>
          </table:table-cell>
          <table:table-cell office:value-type="float" office:value="2167616" table:style-name="ce63">
            <text:p>2,167,616</text:p>
          </table:table-cell>
          <table:table-cell office:value-type="float" office:value="1080489" table:style-name="ce63">
            <text:p>1,080,489</text:p>
          </table:table-cell>
          <table:table-cell office:value-type="float" office:value="1087127" table:style-name="ce60">
            <text:p>1,087,12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1383" table:style-name="ce58">
            <text:p>951,383</text:p>
          </table:table-cell>
          <table:table-cell office:value-type="float" office:value="2776579" table:style-name="ce63">
            <text:p>2,776,579</text:p>
          </table:table-cell>
          <table:table-cell office:value-type="float" office:value="1369969" table:style-name="ce63">
            <text:p>1,369,969</text:p>
          </table:table-cell>
          <table:table-cell office:value-type="float" office:value="1406610" table:style-name="ce60">
            <text:p>1,406,610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0737" table:style-name="ce58">
            <text:p>680,737</text:p>
          </table:table-cell>
          <table:table-cell office:value-type="float" office:value="1886502" table:style-name="ce63">
            <text:p>1,886,502</text:p>
          </table:table-cell>
          <table:table-cell office:value-type="float" office:value="942629" table:style-name="ce63">
            <text:p>942,629</text:p>
          </table:table-cell>
          <table:table-cell office:value-type="float" office:value="943873" table:style-name="ce60">
            <text:p>943,873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7007" table:style-name="ce58">
            <text:p>1,087,007</text:p>
          </table:table-cell>
          <table:table-cell office:value-type="float" office:value="2778023" table:style-name="ce62">
            <text:p>2,778,023</text:p>
          </table:table-cell>
          <table:table-cell office:value-type="float" office:value="1377216" table:style-name="ce63">
            <text:p>1,377,216</text:p>
          </table:table-cell>
          <table:table-cell office:value-type="float" office:value="1400807" table:style-name="ce60">
            <text:p>1,400,807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77035" table:style-name="ce58">
            <text:p>2,477,035</text:p>
          </table:table-cell>
          <table:table-cell office:value-type="float" office:value="7123192" table:style-name="ce62">
            <text:p>7,123,192</text:p>
          </table:table-cell>
          <table:table-cell office:value-type="float" office:value="3634076" table:style-name="ce63">
            <text:p>3,634,076</text:p>
          </table:table-cell>
          <table:table-cell office:value-type="float" office:value="3489116" table:style-name="ce60">
            <text:p>3,489,116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7742" table:style-name="ce37">
            <text:p>167,742</text:p>
          </table:table-cell>
          <table:table-cell office:value-type="float" office:value="457106" table:style-name="ce38">
            <text:p>457,106</text:p>
          </table:table-cell>
          <table:table-cell office:value-type="float" office:value="231387" table:style-name="ce38">
            <text:p>231,387</text:p>
          </table:table-cell>
          <table:table-cell office:value-type="float" office:value="225719" table:style-name="ce38">
            <text:p>225,719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89271" table:style-name="ce37">
            <text:p>189,271</text:p>
          </table:table-cell>
          <table:table-cell office:value-type="float" office:value="549580" table:style-name="ce38">
            <text:p>549,580</text:p>
          </table:table-cell>
          <table:table-cell office:value-type="float" office:value="280952" table:style-name="ce38">
            <text:p>280,952</text:p>
          </table:table-cell>
          <table:table-cell office:value-type="float" office:value="268628" table:style-name="ce38">
            <text:p>268,628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6749" table:style-name="ce37">
            <text:p>186,749</text:p>
          </table:table-cell>
          <table:table-cell office:value-type="float" office:value="556324" table:style-name="ce38">
            <text:p>556,324</text:p>
          </table:table-cell>
          <table:table-cell office:value-type="float" office:value="287015" table:style-name="ce38">
            <text:p>287,015</text:p>
          </table:table-cell>
          <table:table-cell office:value-type="float" office:value="269309" table:style-name="ce38">
            <text:p>269,309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5572" table:style-name="ce37">
            <text:p>385,572</text:p>
          </table:table-cell>
          <table:table-cell office:value-type="float" office:value="1284423" table:style-name="ce38">
            <text:p>1,284,423</text:p>
          </table:table-cell>
          <table:table-cell office:value-type="float" office:value="655100" table:style-name="ce38">
            <text:p>655,100</text:p>
          </table:table-cell>
          <table:table-cell office:value-type="float" office:value="629323" table:style-name="ce38">
            <text:p>629,32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729" table:style-name="ce37">
            <text:p>177,729</text:p>
          </table:table-cell>
          <table:table-cell office:value-type="float" office:value="503261" table:style-name="ce38">
            <text:p>503,261</text:p>
          </table:table-cell>
          <table:table-cell office:value-type="float" office:value="257890" table:style-name="ce38">
            <text:p>257,890</text:p>
          </table:table-cell>
          <table:table-cell office:value-type="float" office:value="245371" table:style-name="ce38">
            <text:p>245,371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39882" table:style-name="ce37">
            <text:p>239,882</text:p>
          </table:table-cell>
          <table:table-cell office:value-type="float" office:value="692570" table:style-name="ce38">
            <text:p>692,570</text:p>
          </table:table-cell>
          <table:table-cell office:value-type="float" office:value="359510" table:style-name="ce38">
            <text:p>359,510</text:p>
          </table:table-cell>
          <table:table-cell office:value-type="float" office:value="333060" table:style-name="ce38">
            <text:p>333,0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646" table:style-name="ce37">
            <text:p>182,646</text:p>
          </table:table-cell>
          <table:table-cell office:value-type="float" office:value="513082" table:style-name="ce38">
            <text:p>513,082</text:p>
          </table:table-cell>
          <table:table-cell office:value-type="float" office:value="266990" table:style-name="ce38">
            <text:p>266,990</text:p>
          </table:table-cell>
          <table:table-cell office:value-type="float" office:value="246092" table:style-name="ce38">
            <text:p>246,0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320" table:style-name="ce37">
            <text:p>286,320</text:p>
          </table:table-cell>
          <table:table-cell office:value-type="float" office:value="832489" table:style-name="ce38">
            <text:p>832,489</text:p>
          </table:table-cell>
          <table:table-cell office:value-type="float" office:value="425970" table:style-name="ce38">
            <text:p>425,970</text:p>
          </table:table-cell>
          <table:table-cell office:value-type="float" office:value="406519" table:style-name="ce38">
            <text:p>406,5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755" table:style-name="ce37">
            <text:p>82,755</text:p>
          </table:table-cell>
          <table:table-cell office:value-type="float" office:value="220083" table:style-name="ce56">
            <text:p>220,083</text:p>
          </table:table-cell>
          <table:table-cell office:value-type="float" office:value="113739" table:style-name="ce38">
            <text:p>113,739</text:p>
          </table:table-cell>
          <table:table-cell office:value-type="float" office:value="106344" table:style-name="ce38">
            <text:p>106,3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621" table:style-name="ce37">
            <text:p>125,621</text:p>
          </table:table-cell>
          <table:table-cell office:value-type="float" office:value="329976" table:style-name="ce38">
            <text:p>329,976</text:p>
          </table:table-cell>
          <table:table-cell office:value-type="float" office:value="167749" table:style-name="ce38">
            <text:p>167,749</text:p>
          </table:table-cell>
          <table:table-cell office:value-type="float" office:value="162227" table:style-name="ce38">
            <text:p>162,22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321" table:style-name="ce37">
            <text:p>39,321</text:p>
          </table:table-cell>
          <table:table-cell office:value-type="float" office:value="103406" table:style-name="ce38">
            <text:p>103,406</text:p>
          </table:table-cell>
          <table:table-cell office:value-type="float" office:value="53283" table:style-name="ce38">
            <text:p>53,283</text:p>
          </table:table-cell>
          <table:table-cell office:value-type="float" office:value="50123" table:style-name="ce38">
            <text:p>50,1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390" table:style-name="ce37">
            <text:p>152,390</text:p>
          </table:table-cell>
          <table:table-cell office:value-type="float" office:value="371876" table:style-name="ce38">
            <text:p>371,876</text:p>
          </table:table-cell>
          <table:table-cell office:value-type="float" office:value="186221" table:style-name="ce38">
            <text:p>186,221</text:p>
          </table:table-cell>
          <table:table-cell office:value-type="float" office:value="185655" table:style-name="ce38">
            <text:p>185,6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1811" table:style-name="ce37">
            <text:p>161,811</text:p>
          </table:table-cell>
          <table:table-cell office:value-type="float" office:value="439299" table:style-name="ce38">
            <text:p>439,299</text:p>
          </table:table-cell>
          <table:table-cell office:value-type="float" office:value="217034" table:style-name="ce38">
            <text:p>217,034</text:p>
          </table:table-cell>
          <table:table-cell office:value-type="float" office:value="222265" table:style-name="ce38">
            <text:p>222,26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226" table:style-name="ce37">
            <text:p>99,226</text:p>
          </table:table-cell>
          <table:table-cell office:value-type="float" office:value="269717" table:style-name="ce38">
            <text:p>269,717</text:p>
          </table:table-cell>
          <table:table-cell office:value-type="float" office:value="131236" table:style-name="ce38">
            <text:p>131,236</text:p>
          </table:table-cell>
          <table:table-cell office:value-type="float" office:value="138481" table:style-name="ce38">
            <text:p>138,48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364" table:style-name="ce58">
            <text:p>42,364</text:p>
          </table:table-cell>
          <table:table-cell office:value-type="float" office:value="148279" table:style-name="ce62">
            <text:p>148,279</text:p>
          </table:table-cell>
          <table:table-cell office:value-type="float" office:value="74964" table:style-name="ce62">
            <text:p>74,964</text:p>
          </table:table-cell>
          <table:table-cell office:value-type="float" office:value="73315" table:style-name="ce62">
            <text:p>73,3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596" table:style-name="ce37">
            <text:p>39,596</text:p>
          </table:table-cell>
          <table:table-cell office:value-type="float" office:value="135563" table:style-name="ce38">
            <text:p>135,563</text:p>
          </table:table-cell>
          <table:table-cell office:value-type="float" office:value="67720" table:style-name="ce38">
            <text:p>67,720</text:p>
          </table:table-cell>
          <table:table-cell office:value-type="float" office:value="67843" table:style-name="ce38">
            <text:p>67,843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768" table:style-name="ce39">
            <text:p>2,768</text:p>
          </table:table-cell>
          <table:table-cell office:value-type="float" office:value="12716" table:style-name="ce40">
            <text:p>12,716</text:p>
          </table:table-cell>
          <table:table-cell office:value-type="float" office:value="7244" table:style-name="ce40">
            <text:p>7,244</text:p>
          </table:table-cell>
          <table:table-cell office:value-type="float" office:value="5472" table:style-name="ce40">
            <text:p>5,472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7<text:span text:style-name="T2">月</text:span>5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33928" table:style-name="ce83">
            <text:p>1,533,928</text:p>
          </table:table-cell>
          <table:table-cell office:value-type="float" office:value="3982434" table:style-name="ce80">
            <text:p>3,982,434</text:p>
          </table:table-cell>
          <table:table-cell office:value-type="float" office:value="1952479" table:style-name="ce80">
            <text:p>1,952,479</text:p>
          </table:table-cell>
          <table:table-cell office:value-type="float" office:value="2029955" table:style-name="ce84">
            <text:p>2,029,95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7398" table:style-name="ce9">
            <text:p>207,398</text:p>
          </table:table-cell>
          <table:table-cell office:value-type="float" office:value="552004" table:style-name="ce11">
            <text:p>552,004</text:p>
          </table:table-cell>
          <table:table-cell office:value-type="float" office:value="269665" table:style-name="ce11">
            <text:p>269,665</text:p>
          </table:table-cell>
          <table:table-cell office:value-type="float" office:value="282339" table:style-name="ce23">
            <text:p>282,33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449" table:style-name="ce9">
            <text:p>150,449</text:p>
          </table:table-cell>
          <table:table-cell office:value-type="float" office:value="387881" table:style-name="ce11">
            <text:p>387,881</text:p>
          </table:table-cell>
          <table:table-cell office:value-type="float" office:value="191019" table:style-name="ce11">
            <text:p>191,019</text:p>
          </table:table-cell>
          <table:table-cell office:value-type="float" office:value="196862" table:style-name="ce23">
            <text:p>196,86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563" table:style-name="ce9">
            <text:p>164,563</text:p>
          </table:table-cell>
          <table:table-cell office:value-type="float" office:value="413489" table:style-name="ce11">
            <text:p>413,489</text:p>
          </table:table-cell>
          <table:table-cell office:value-type="float" office:value="201203" table:style-name="ce11">
            <text:p>201,203</text:p>
          </table:table-cell>
          <table:table-cell office:value-type="float" office:value="212286" table:style-name="ce23">
            <text:p>212,28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08" table:style-name="ce9">
            <text:p>90,908</text:p>
          </table:table-cell>
          <table:table-cell office:value-type="float" office:value="223701" table:style-name="ce11">
            <text:p>223,701</text:p>
          </table:table-cell>
          <table:table-cell office:value-type="float" office:value="106261" table:style-name="ce11">
            <text:p>106,261</text:p>
          </table:table-cell>
          <table:table-cell office:value-type="float" office:value="117440" table:style-name="ce23">
            <text:p>117,44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1953" table:style-name="ce9">
            <text:p>151,953</text:p>
          </table:table-cell>
          <table:table-cell office:value-type="float" office:value="415412" table:style-name="ce11">
            <text:p>415,412</text:p>
          </table:table-cell>
          <table:table-cell office:value-type="float" office:value="202820" table:style-name="ce11">
            <text:p>202,820</text:p>
          </table:table-cell>
          <table:table-cell office:value-type="float" office:value="212592" table:style-name="ce23">
            <text:p>212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5826" table:style-name="ce9">
            <text:p>125,826</text:p>
          </table:table-cell>
          <table:table-cell office:value-type="float" office:value="301450" table:style-name="ce11">
            <text:p>301,450</text:p>
          </table:table-cell>
          <table:table-cell office:value-type="float" office:value="145179" table:style-name="ce11">
            <text:p>145,179</text:p>
          </table:table-cell>
          <table:table-cell office:value-type="float" office:value="156271" table:style-name="ce23">
            <text:p>156,2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285" table:style-name="ce9">
            <text:p>66,285</text:p>
          </table:table-cell>
          <table:table-cell office:value-type="float" office:value="184359" table:style-name="ce11">
            <text:p>184,359</text:p>
          </table:table-cell>
          <table:table-cell office:value-type="float" office:value="91995" table:style-name="ce11">
            <text:p>91,995</text:p>
          </table:table-cell>
          <table:table-cell office:value-type="float" office:value="92364" table:style-name="ce23">
            <text:p>92,3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704" table:style-name="ce9">
            <text:p>29,704</text:p>
          </table:table-cell>
          <table:table-cell office:value-type="float" office:value="86909" table:style-name="ce11">
            <text:p>86,909</text:p>
          </table:table-cell>
          <table:table-cell office:value-type="float" office:value="43580" table:style-name="ce11">
            <text:p>43,580</text:p>
          </table:table-cell>
          <table:table-cell office:value-type="float" office:value="43329" table:style-name="ce23">
            <text:p>43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181" table:style-name="ce9">
            <text:p>42,181</text:p>
          </table:table-cell>
          <table:table-cell office:value-type="float" office:value="114396" table:style-name="ce11">
            <text:p>114,396</text:p>
          </table:table-cell>
          <table:table-cell office:value-type="float" office:value="57375" table:style-name="ce11">
            <text:p>57,375</text:p>
          </table:table-cell>
          <table:table-cell office:value-type="float" office:value="57021" table:style-name="ce23">
            <text:p>57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3498" table:style-name="ce9">
            <text:p>73,498</text:p>
          </table:table-cell>
          <table:table-cell office:value-type="float" office:value="167614" table:style-name="ce11">
            <text:p>167,614</text:p>
          </table:table-cell>
          <table:table-cell office:value-type="float" office:value="80542" table:style-name="ce11">
            <text:p>80,542</text:p>
          </table:table-cell>
          <table:table-cell office:value-type="float" office:value="87072" table:style-name="ce23">
            <text:p>87,0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440" table:style-name="ce9">
            <text:p>86,440</text:p>
          </table:table-cell>
          <table:table-cell office:value-type="float" office:value="198535" table:style-name="ce11">
            <text:p>198,535</text:p>
          </table:table-cell>
          <table:table-cell office:value-type="float" office:value="96915" table:style-name="ce11">
            <text:p>96,915</text:p>
          </table:table-cell>
          <table:table-cell office:value-type="float" office:value="101620" table:style-name="ce23">
            <text:p>101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56" table:style-name="ce9">
            <text:p>16,156</text:p>
          </table:table-cell>
          <table:table-cell office:value-type="float" office:value="40518" table:style-name="ce11">
            <text:p>40,518</text:p>
          </table:table-cell>
          <table:table-cell office:value-type="float" office:value="20458" table:style-name="ce11">
            <text:p>20,458</text:p>
          </table:table-cell>
          <table:table-cell office:value-type="float" office:value="20060" table:style-name="ce23">
            <text:p>20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744" table:style-name="ce9">
            <text:p>86,744</text:p>
          </table:table-cell>
          <table:table-cell office:value-type="float" office:value="238353" table:style-name="ce11">
            <text:p>238,353</text:p>
          </table:table-cell>
          <table:table-cell office:value-type="float" office:value="117653" table:style-name="ce11">
            <text:p>117,653</text:p>
          </table:table-cell>
          <table:table-cell office:value-type="float" office:value="120700" table:style-name="ce23">
            <text:p>120,7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673" table:style-name="ce9">
            <text:p>70,673</text:p>
          </table:table-cell>
          <table:table-cell office:value-type="float" office:value="201223" table:style-name="ce11">
            <text:p>201,223</text:p>
          </table:table-cell>
          <table:table-cell office:value-type="float" office:value="98896" table:style-name="ce11">
            <text:p>98,896</text:p>
          </table:table-cell>
          <table:table-cell office:value-type="float" office:value="102327" table:style-name="ce23">
            <text:p>102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1023" table:style-name="ce9">
            <text:p>31,023</text:p>
          </table:table-cell>
          <table:table-cell office:value-type="float" office:value="84431" table:style-name="ce11">
            <text:p>84,431</text:p>
          </table:table-cell>
          <table:table-cell office:value-type="float" office:value="42639" table:style-name="ce11">
            <text:p>42,639</text:p>
          </table:table-cell>
          <table:table-cell office:value-type="float" office:value="41792" table:style-name="ce23">
            <text:p>41,7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355" table:style-name="ce9">
            <text:p>28,355</text:p>
          </table:table-cell>
          <table:table-cell office:value-type="float" office:value="78906" table:style-name="ce11">
            <text:p>78,906</text:p>
          </table:table-cell>
          <table:table-cell office:value-type="float" office:value="39169" table:style-name="ce11">
            <text:p>39,169</text:p>
          </table:table-cell>
          <table:table-cell office:value-type="float" office:value="39737" table:style-name="ce23">
            <text:p>39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229" table:style-name="ce9">
            <text:p>41,229</text:p>
          </table:table-cell>
          <table:table-cell office:value-type="float" office:value="104630" table:style-name="ce11">
            <text:p>104,630</text:p>
          </table:table-cell>
          <table:table-cell office:value-type="float" office:value="50934" table:style-name="ce11">
            <text:p>50,934</text:p>
          </table:table-cell>
          <table:table-cell office:value-type="float" office:value="53696" table:style-name="ce23">
            <text:p>53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570" table:style-name="ce9">
            <text:p>9,570</text:p>
          </table:table-cell>
          <table:table-cell office:value-type="float" office:value="23679" table:style-name="ce11">
            <text:p>23,679</text:p>
          </table:table-cell>
          <table:table-cell office:value-type="float" office:value="11836" table:style-name="ce11">
            <text:p>11,836</text:p>
          </table:table-cell>
          <table:table-cell office:value-type="float" office:value="11843" table:style-name="ce23">
            <text:p>11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7" table:style-name="ce9">
            <text:p>3,367</text:p>
          </table:table-cell>
          <table:table-cell office:value-type="float" office:value="7692" table:style-name="ce11">
            <text:p>7,692</text:p>
          </table:table-cell>
          <table:table-cell office:value-type="float" office:value="4231" table:style-name="ce11">
            <text:p>4,231</text:p>
          </table:table-cell>
          <table:table-cell office:value-type="float" office:value="3461" table:style-name="ce23">
            <text:p>3,4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09" table:style-name="ce9">
            <text:p>2,509</text:p>
          </table:table-cell>
          <table:table-cell office:value-type="float" office:value="6541" table:style-name="ce11">
            <text:p>6,541</text:p>
          </table:table-cell>
          <table:table-cell office:value-type="float" office:value="3631" table:style-name="ce11">
            <text:p>3,631</text:p>
          </table:table-cell>
          <table:table-cell office:value-type="float" office:value="2910" table:style-name="ce23">
            <text:p>2,9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53" table:style-name="ce9">
            <text:p>9,453</text:p>
          </table:table-cell>
          <table:table-cell office:value-type="float" office:value="23298" table:style-name="ce11">
            <text:p>23,298</text:p>
          </table:table-cell>
          <table:table-cell office:value-type="float" office:value="11954" table:style-name="ce11">
            <text:p>11,954</text:p>
          </table:table-cell>
          <table:table-cell office:value-type="float" office:value="11344" table:style-name="ce23">
            <text:p>11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2" table:style-name="ce9">
            <text:p>4,292</text:p>
          </table:table-cell>
          <table:table-cell office:value-type="float" office:value="12360" table:style-name="ce11">
            <text:p>12,360</text:p>
          </table:table-cell>
          <table:table-cell office:value-type="float" office:value="6385" table:style-name="ce11">
            <text:p>6,385</text:p>
          </table:table-cell>
          <table:table-cell office:value-type="float" office:value="5975" table:style-name="ce23">
            <text:p>5,9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391" table:style-name="ce9">
            <text:p>14,391</text:p>
          </table:table-cell>
          <table:table-cell office:value-type="float" office:value="38152" table:style-name="ce11">
            <text:p>38,152</text:p>
          </table:table-cell>
          <table:table-cell office:value-type="float" office:value="19032" table:style-name="ce11">
            <text:p>19,032</text:p>
          </table:table-cell>
          <table:table-cell office:value-type="float" office:value="19120" table:style-name="ce23">
            <text:p>19,1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21" table:style-name="ce9">
            <text:p>2,321</text:p>
          </table:table-cell>
          <table:table-cell office:value-type="float" office:value="4736" table:style-name="ce11">
            <text:p>4,736</text:p>
          </table:table-cell>
          <table:table-cell office:value-type="float" office:value="2620" table:style-name="ce11">
            <text:p>2,620</text:p>
          </table:table-cell>
          <table:table-cell office:value-type="float" office:value="2116" table:style-name="ce23">
            <text:p>2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15" table:style-name="ce9">
            <text:p>3,815</text:p>
          </table:table-cell>
          <table:table-cell office:value-type="float" office:value="9004" table:style-name="ce11">
            <text:p>9,004</text:p>
          </table:table-cell>
          <table:table-cell office:value-type="float" office:value="4872" table:style-name="ce11">
            <text:p>4,872</text:p>
          </table:table-cell>
          <table:table-cell office:value-type="float" office:value="4132" table:style-name="ce23">
            <text:p>4,1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7" table:style-name="ce9">
            <text:p>4,407</text:p>
          </table:table-cell>
          <table:table-cell office:value-type="float" office:value="12566" table:style-name="ce11">
            <text:p>12,566</text:p>
          </table:table-cell>
          <table:table-cell office:value-type="float" office:value="6401" table:style-name="ce11">
            <text:p>6,401</text:p>
          </table:table-cell>
          <table:table-cell office:value-type="float" office:value="6165" table:style-name="ce23">
            <text:p>6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076" table:style-name="ce9">
            <text:p>7,076</text:p>
          </table:table-cell>
          <table:table-cell office:value-type="float" office:value="22039" table:style-name="ce11">
            <text:p>22,039</text:p>
          </table:table-cell>
          <table:table-cell office:value-type="float" office:value="10893" table:style-name="ce11">
            <text:p>10,893</text:p>
          </table:table-cell>
          <table:table-cell office:value-type="float" office:value="11146" table:style-name="ce23">
            <text:p>11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77" table:style-name="ce9">
            <text:p>7,477</text:p>
          </table:table-cell>
          <table:table-cell office:value-type="float" office:value="22341" table:style-name="ce11">
            <text:p>22,341</text:p>
          </table:table-cell>
          <table:table-cell office:value-type="float" office:value="11241" table:style-name="ce11">
            <text:p>11,241</text:p>
          </table:table-cell>
          <table:table-cell office:value-type="float" office:value="11100" table:style-name="ce23">
            <text:p>11,100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5" table:style-name="ce16">
            <text:p>1,865</text:p>
          </table:table-cell>
          <table:table-cell office:value-type="float" office:value="6215" table:style-name="ce18">
            <text:p>6,215</text:p>
          </table:table-cell>
          <table:table-cell office:value-type="float" office:value="3080" table:style-name="ce18">
            <text:p>3,080</text:p>
          </table:table-cell>
          <table:table-cell office:value-type="float" office:value="3135" table:style-name="ce19">
            <text:p>3,135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9354" table:style-name="ce72">
            <text:p>1,049,354</text:p>
          </table:table-cell>
          <table:table-cell office:value-type="float" office:value="2689845" table:style-name="ce80">
            <text:p>2,689,845</text:p>
          </table:table-cell>
          <table:table-cell office:value-type="float" office:value="1285810" table:style-name="ce80">
            <text:p>1,285,810</text:p>
          </table:table-cell>
          <table:table-cell office:value-type="float" office:value="1404035" table:style-name="ce74">
            <text:p>1,404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532" table:style-name="ce53">
            <text:p>80,532</text:p>
          </table:table-cell>
          <table:table-cell office:value-type="float" office:value="207957" table:style-name="ce11">
            <text:p>207,957</text:p>
          </table:table-cell>
          <table:table-cell office:value-type="float" office:value="97662" table:style-name="ce11">
            <text:p>97,662</text:p>
          </table:table-cell>
          <table:table-cell office:value-type="float" office:value="110295" table:style-name="ce10">
            <text:p>110,2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384" table:style-name="ce53">
            <text:p>89,384</text:p>
          </table:table-cell>
          <table:table-cell office:value-type="float" office:value="226379" table:style-name="ce11">
            <text:p>226,379</text:p>
          </table:table-cell>
          <table:table-cell office:value-type="float" office:value="108164" table:style-name="ce11">
            <text:p>108,164</text:p>
          </table:table-cell>
          <table:table-cell office:value-type="float" office:value="118215" table:style-name="ce10">
            <text:p>118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678" table:style-name="ce53">
            <text:p>120,678</text:p>
          </table:table-cell>
          <table:table-cell office:value-type="float" office:value="311124" table:style-name="ce11">
            <text:p>311,124</text:p>
          </table:table-cell>
          <table:table-cell office:value-type="float" office:value="145416" table:style-name="ce11">
            <text:p>145,416</text:p>
          </table:table-cell>
          <table:table-cell office:value-type="float" office:value="165708" table:style-name="ce10">
            <text:p>165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99962" table:style-name="ce53">
            <text:p>99,962</text:p>
          </table:table-cell>
          <table:table-cell office:value-type="float" office:value="231068" table:style-name="ce11">
            <text:p>231,068</text:p>
          </table:table-cell>
          <table:table-cell office:value-type="float" office:value="107652" table:style-name="ce11">
            <text:p>107,652</text:p>
          </table:table-cell>
          <table:table-cell office:value-type="float" office:value="123416" table:style-name="ce10">
            <text:p>123,4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217" table:style-name="ce53">
            <text:p>65,217</text:p>
          </table:table-cell>
          <table:table-cell office:value-type="float" office:value="160644" table:style-name="ce11">
            <text:p>160,644</text:p>
          </table:table-cell>
          <table:table-cell office:value-type="float" office:value="76720" table:style-name="ce11">
            <text:p>76,720</text:p>
          </table:table-cell>
          <table:table-cell office:value-type="float" office:value="83924" table:style-name="ce10">
            <text:p>83,9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728" table:style-name="ce53">
            <text:p>51,728</text:p>
          </table:table-cell>
          <table:table-cell office:value-type="float" office:value="129667" table:style-name="ce11">
            <text:p>129,667</text:p>
          </table:table-cell>
          <table:table-cell office:value-type="float" office:value="63216" table:style-name="ce11">
            <text:p>63,216</text:p>
          </table:table-cell>
          <table:table-cell office:value-type="float" office:value="66451" table:style-name="ce10">
            <text:p>66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587" table:style-name="ce53">
            <text:p>78,587</text:p>
          </table:table-cell>
          <table:table-cell office:value-type="float" office:value="192442" table:style-name="ce11">
            <text:p>192,442</text:p>
          </table:table-cell>
          <table:table-cell office:value-type="float" office:value="94577" table:style-name="ce11">
            <text:p>94,577</text:p>
          </table:table-cell>
          <table:table-cell office:value-type="float" office:value="97865" table:style-name="ce10">
            <text:p>97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178" table:style-name="ce53">
            <text:p>105,178</text:p>
          </table:table-cell>
          <table:table-cell office:value-type="float" office:value="274689" table:style-name="ce11">
            <text:p>274,689</text:p>
          </table:table-cell>
          <table:table-cell office:value-type="float" office:value="131863" table:style-name="ce11">
            <text:p>131,863</text:p>
          </table:table-cell>
          <table:table-cell office:value-type="float" office:value="142826" table:style-name="ce10">
            <text:p>142,8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898" table:style-name="ce53">
            <text:p>46,898</text:p>
          </table:table-cell>
          <table:table-cell office:value-type="float" office:value="122214" table:style-name="ce11">
            <text:p>122,214</text:p>
          </table:table-cell>
          <table:table-cell office:value-type="float" office:value="59763" table:style-name="ce11">
            <text:p>59,763</text:p>
          </table:table-cell>
          <table:table-cell office:value-type="float" office:value="62451" table:style-name="ce10">
            <text:p>62,4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602" table:style-name="ce53">
            <text:p>107,602</text:p>
          </table:table-cell>
          <table:table-cell office:value-type="float" office:value="287746" table:style-name="ce11">
            <text:p>287,746</text:p>
          </table:table-cell>
          <table:table-cell office:value-type="float" office:value="137531" table:style-name="ce11">
            <text:p>137,531</text:p>
          </table:table-cell>
          <table:table-cell office:value-type="float" office:value="150215" table:style-name="ce10">
            <text:p>150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6945" table:style-name="ce53">
            <text:p>106,945</text:p>
          </table:table-cell>
          <table:table-cell office:value-type="float" office:value="289149" table:style-name="ce11">
            <text:p>289,149</text:p>
          </table:table-cell>
          <table:table-cell office:value-type="float" office:value="139432" table:style-name="ce11">
            <text:p>139,432</text:p>
          </table:table-cell>
          <table:table-cell office:value-type="float" office:value="149717" table:style-name="ce10">
            <text:p>149,71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643" table:style-name="ce54">
            <text:p>96,643</text:p>
          </table:table-cell>
          <table:table-cell office:value-type="float" office:value="256766" table:style-name="ce18">
            <text:p>256,766</text:p>
          </table:table-cell>
          <table:table-cell office:value-type="float" office:value="123814" table:style-name="ce18">
            <text:p>123,814</text:p>
          </table:table-cell>
          <table:table-cell office:value-type="float" office:value="132952" table:style-name="ce17">
            <text:p>132,95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79743" table:style-name="ce72">
            <text:p>779,743</text:p>
          </table:table-cell>
          <table:table-cell office:value-type="float" office:value="2167616" table:style-name="ce80">
            <text:p>2,167,616</text:p>
          </table:table-cell>
          <table:table-cell office:value-type="float" office:value="1080489" table:style-name="ce80">
            <text:p>1,080,489</text:p>
          </table:table-cell>
          <table:table-cell office:value-type="float" office:value="1087127" table:style-name="ce84">
            <text:p>1,087,12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4316" table:style-name="ce53">
            <text:p>164,316</text:p>
          </table:table-cell>
          <table:table-cell office:value-type="float" office:value="437830" table:style-name="ce11">
            <text:p>437,830</text:p>
          </table:table-cell>
          <table:table-cell office:value-type="float" office:value="212754" table:style-name="ce11">
            <text:p>212,754</text:p>
          </table:table-cell>
          <table:table-cell office:value-type="float" office:value="225076" table:style-name="ce23">
            <text:p>225,07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7001" table:style-name="ce53">
            <text:p>147,001</text:p>
          </table:table-cell>
          <table:table-cell office:value-type="float" office:value="400716" table:style-name="ce11">
            <text:p>400,716</text:p>
          </table:table-cell>
          <table:table-cell office:value-type="float" office:value="197690" table:style-name="ce11">
            <text:p>197,690</text:p>
          </table:table-cell>
          <table:table-cell office:value-type="float" office:value="203026" table:style-name="ce23">
            <text:p>203,02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158" table:style-name="ce53">
            <text:p>32,158</text:p>
          </table:table-cell>
          <table:table-cell office:value-type="float" office:value="94326" table:style-name="ce11">
            <text:p>94,326</text:p>
          </table:table-cell>
          <table:table-cell office:value-type="float" office:value="48102" table:style-name="ce11">
            <text:p>48,102</text:p>
          </table:table-cell>
          <table:table-cell office:value-type="float" office:value="46224" table:style-name="ce23">
            <text:p>46,22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7004" table:style-name="ce53">
            <text:p>57,004</text:p>
          </table:table-cell>
          <table:table-cell office:value-type="float" office:value="165524" table:style-name="ce11">
            <text:p>165,524</text:p>
          </table:table-cell>
          <table:table-cell office:value-type="float" office:value="83498" table:style-name="ce11">
            <text:p>83,498</text:p>
          </table:table-cell>
          <table:table-cell office:value-type="float" office:value="82026" table:style-name="ce23">
            <text:p>82,02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435" table:style-name="ce53">
            <text:p>57,435</text:p>
          </table:table-cell>
          <table:table-cell office:value-type="float" office:value="160263" table:style-name="ce11">
            <text:p>160,263</text:p>
          </table:table-cell>
          <table:table-cell office:value-type="float" office:value="79705" table:style-name="ce11">
            <text:p>79,705</text:p>
          </table:table-cell>
          <table:table-cell office:value-type="float" office:value="80558" table:style-name="ce23">
            <text:p>80,558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281" table:style-name="ce53">
            <text:p>32,281</text:p>
          </table:table-cell>
          <table:table-cell office:value-type="float" office:value="88295" table:style-name="ce11">
            <text:p>88,295</text:p>
          </table:table-cell>
          <table:table-cell office:value-type="float" office:value="45172" table:style-name="ce11">
            <text:p>45,172</text:p>
          </table:table-cell>
          <table:table-cell office:value-type="float" office:value="43123" table:style-name="ce23">
            <text:p>43,12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0194" table:style-name="ce53">
            <text:p>60,194</text:p>
          </table:table-cell>
          <table:table-cell office:value-type="float" office:value="155104" table:style-name="ce11">
            <text:p>155,104</text:p>
          </table:table-cell>
          <table:table-cell office:value-type="float" office:value="77397" table:style-name="ce11">
            <text:p>77,397</text:p>
          </table:table-cell>
          <table:table-cell office:value-type="float" office:value="77707" table:style-name="ce23">
            <text:p>77,70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9336" table:style-name="ce53">
            <text:p>69,336</text:p>
          </table:table-cell>
          <table:table-cell office:value-type="float" office:value="195322" table:style-name="ce11">
            <text:p>195,322</text:p>
          </table:table-cell>
          <table:table-cell office:value-type="float" office:value="97923" table:style-name="ce11">
            <text:p>97,923</text:p>
          </table:table-cell>
          <table:table-cell office:value-type="float" office:value="97399" table:style-name="ce23">
            <text:p>97,39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364" table:style-name="ce53">
            <text:p>41,364</text:p>
          </table:table-cell>
          <table:table-cell office:value-type="float" office:value="121068" table:style-name="ce11">
            <text:p>121,068</text:p>
          </table:table-cell>
          <table:table-cell office:value-type="float" office:value="60748" table:style-name="ce11">
            <text:p>60,748</text:p>
          </table:table-cell>
          <table:table-cell office:value-type="float" office:value="60320" table:style-name="ce23">
            <text:p>60,32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385" table:style-name="ce53">
            <text:p>76,385</text:p>
          </table:table-cell>
          <table:table-cell office:value-type="float" office:value="223106" table:style-name="ce11">
            <text:p>223,106</text:p>
          </table:table-cell>
          <table:table-cell office:value-type="float" office:value="110966" table:style-name="ce11">
            <text:p>110,966</text:p>
          </table:table-cell>
          <table:table-cell office:value-type="float" office:value="112140" table:style-name="ce23">
            <text:p>112,14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117" table:style-name="ce53">
            <text:p>16,117</text:p>
          </table:table-cell>
          <table:table-cell office:value-type="float" office:value="48784" table:style-name="ce11">
            <text:p>48,784</text:p>
          </table:table-cell>
          <table:table-cell office:value-type="float" office:value="25984" table:style-name="ce11">
            <text:p>25,984</text:p>
          </table:table-cell>
          <table:table-cell office:value-type="float" office:value="22800" table:style-name="ce23">
            <text:p>22,80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385" table:style-name="ce53">
            <text:p>22,385</text:p>
          </table:table-cell>
          <table:table-cell office:value-type="float" office:value="65954" table:style-name="ce11">
            <text:p>65,954</text:p>
          </table:table-cell>
          <table:table-cell office:value-type="float" office:value="34386" table:style-name="ce11">
            <text:p>34,386</text:p>
          </table:table-cell>
          <table:table-cell office:value-type="float" office:value="31568" table:style-name="ce23">
            <text:p>31,568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67" table:style-name="ce54">
            <text:p>3,767</text:p>
          </table:table-cell>
          <table:table-cell office:value-type="float" office:value="11324" table:style-name="ce18">
            <text:p>11,324</text:p>
          </table:table-cell>
          <table:table-cell office:value-type="float" office:value="6164" table:style-name="ce18">
            <text:p>6,164</text:p>
          </table:table-cell>
          <table:table-cell office:value-type="float" office:value="5160" table:style-name="ce19">
            <text:p>5,160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6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1383" table:style-name="ce72">
            <text:p>951,383</text:p>
          </table:table-cell>
          <table:table-cell office:value-type="float" office:value="2776579" table:style-name="ce80">
            <text:p>2,776,579</text:p>
          </table:table-cell>
          <table:table-cell office:value-type="float" office:value="1369969" table:style-name="ce80">
            <text:p>1,369,969</text:p>
          </table:table-cell>
          <table:table-cell office:value-type="float" office:value="1406610" table:style-name="ce74">
            <text:p>1,406,61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40" table:style-name="ce53">
            <text:p>7,940</text:p>
          </table:table-cell>
          <table:table-cell office:value-type="float" office:value="18645" table:style-name="ce11">
            <text:p>18,645</text:p>
          </table:table-cell>
          <table:table-cell office:value-type="float" office:value="9260" table:style-name="ce11">
            <text:p>9,260</text:p>
          </table:table-cell>
          <table:table-cell office:value-type="float" office:value="9385" table:style-name="ce10">
            <text:p>9,38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746" table:style-name="ce53">
            <text:p>27,746</text:p>
          </table:table-cell>
          <table:table-cell office:value-type="float" office:value="75635" table:style-name="ce11">
            <text:p>75,635</text:p>
          </table:table-cell>
          <table:table-cell office:value-type="float" office:value="37669" table:style-name="ce11">
            <text:p>37,669</text:p>
          </table:table-cell>
          <table:table-cell office:value-type="float" office:value="37966" table:style-name="ce10">
            <text:p>37,966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7871" table:style-name="ce53">
            <text:p>47,871</text:p>
          </table:table-cell>
          <table:table-cell office:value-type="float" office:value="124028" table:style-name="ce11">
            <text:p>124,028</text:p>
          </table:table-cell>
          <table:table-cell office:value-type="float" office:value="59614" table:style-name="ce11">
            <text:p>59,614</text:p>
          </table:table-cell>
          <table:table-cell office:value-type="float" office:value="64414" table:style-name="ce10">
            <text:p>64,414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26" table:style-name="ce53">
            <text:p>45,626</text:p>
          </table:table-cell>
          <table:table-cell office:value-type="float" office:value="115762" table:style-name="ce11">
            <text:p>115,762</text:p>
          </table:table-cell>
          <table:table-cell office:value-type="float" office:value="55013" table:style-name="ce11">
            <text:p>55,013</text:p>
          </table:table-cell>
          <table:table-cell office:value-type="float" office:value="60749" table:style-name="ce10">
            <text:p>60,74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172" table:style-name="ce53">
            <text:p>59,172</text:p>
          </table:table-cell>
          <table:table-cell office:value-type="float" office:value="147630" table:style-name="ce11">
            <text:p>147,630</text:p>
          </table:table-cell>
          <table:table-cell office:value-type="float" office:value="70693" table:style-name="ce11">
            <text:p>70,693</text:p>
          </table:table-cell>
          <table:table-cell office:value-type="float" office:value="76937" table:style-name="ce10">
            <text:p>76,937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5038" table:style-name="ce53">
            <text:p>85,038</text:p>
          </table:table-cell>
          <table:table-cell office:value-type="float" office:value="225827" table:style-name="ce11">
            <text:p>225,827</text:p>
          </table:table-cell>
          <table:table-cell office:value-type="float" office:value="108553" table:style-name="ce11">
            <text:p>108,553</text:p>
          </table:table-cell>
          <table:table-cell office:value-type="float" office:value="117274" table:style-name="ce10">
            <text:p>117,274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442" table:style-name="ce53">
            <text:p>61,442</text:p>
          </table:table-cell>
          <table:table-cell office:value-type="float" office:value="167723" table:style-name="ce11">
            <text:p>167,723</text:p>
          </table:table-cell>
          <table:table-cell office:value-type="float" office:value="80213" table:style-name="ce11">
            <text:p>80,213</text:p>
          </table:table-cell>
          <table:table-cell office:value-type="float" office:value="87510" table:style-name="ce10">
            <text:p>87,510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8991" table:style-name="ce53">
            <text:p>98,991</text:p>
          </table:table-cell>
          <table:table-cell office:value-type="float" office:value="272609" table:style-name="ce11">
            <text:p>272,609</text:p>
          </table:table-cell>
          <table:table-cell office:value-type="float" office:value="130913" table:style-name="ce11">
            <text:p>130,913</text:p>
          </table:table-cell>
          <table:table-cell office:value-type="float" office:value="141696" table:style-name="ce10">
            <text:p>141,69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369" table:style-name="ce53">
            <text:p>53,369</text:p>
          </table:table-cell>
          <table:table-cell office:value-type="float" office:value="166794" table:style-name="ce11">
            <text:p>166,794</text:p>
          </table:table-cell>
          <table:table-cell office:value-type="float" office:value="82463" table:style-name="ce11">
            <text:p>82,463</text:p>
          </table:table-cell>
          <table:table-cell office:value-type="float" office:value="84331" table:style-name="ce10">
            <text:p>84,3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16" table:style-name="ce53">
            <text:p>17,416</text:p>
          </table:table-cell>
          <table:table-cell office:value-type="float" office:value="50866" table:style-name="ce11">
            <text:p>50,866</text:p>
          </table:table-cell>
          <table:table-cell office:value-type="float" office:value="26170" table:style-name="ce11">
            <text:p>26,170</text:p>
          </table:table-cell>
          <table:table-cell office:value-type="float" office:value="24696" table:style-name="ce10">
            <text:p>24,69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2991" table:style-name="ce53">
            <text:p>22,991</text:p>
          </table:table-cell>
          <table:table-cell office:value-type="float" office:value="77726" table:style-name="ce11">
            <text:p>77,726</text:p>
          </table:table-cell>
          <table:table-cell office:value-type="float" office:value="39099" table:style-name="ce11">
            <text:p>39,099</text:p>
          </table:table-cell>
          <table:table-cell office:value-type="float" office:value="38627" table:style-name="ce10">
            <text:p>38,62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046" table:style-name="ce53">
            <text:p>27,046</text:p>
          </table:table-cell>
          <table:table-cell office:value-type="float" office:value="86440" table:style-name="ce11">
            <text:p>86,440</text:p>
          </table:table-cell>
          <table:table-cell office:value-type="float" office:value="44368" table:style-name="ce11">
            <text:p>44,368</text:p>
          </table:table-cell>
          <table:table-cell office:value-type="float" office:value="42072" table:style-name="ce10">
            <text:p>42,07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158" table:style-name="ce53">
            <text:p>29,158</text:p>
          </table:table-cell>
          <table:table-cell office:value-type="float" office:value="92039" table:style-name="ce11">
            <text:p>92,039</text:p>
          </table:table-cell>
          <table:table-cell office:value-type="float" office:value="46488" table:style-name="ce11">
            <text:p>46,488</text:p>
          </table:table-cell>
          <table:table-cell office:value-type="float" office:value="45551" table:style-name="ce10">
            <text:p>45,55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630" table:style-name="ce53">
            <text:p>17,630</text:p>
          </table:table-cell>
          <table:table-cell office:value-type="float" office:value="57809" table:style-name="ce11">
            <text:p>57,809</text:p>
          </table:table-cell>
          <table:table-cell office:value-type="float" office:value="29038" table:style-name="ce11">
            <text:p>29,038</text:p>
          </table:table-cell>
          <table:table-cell office:value-type="float" office:value="28771" table:style-name="ce10">
            <text:p>28,77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148" table:style-name="ce53">
            <text:p>16,148</text:p>
          </table:table-cell>
          <table:table-cell office:value-type="float" office:value="54382" table:style-name="ce11">
            <text:p>54,382</text:p>
          </table:table-cell>
          <table:table-cell office:value-type="float" office:value="27648" table:style-name="ce11">
            <text:p>27,648</text:p>
          </table:table-cell>
          <table:table-cell office:value-type="float" office:value="26734" table:style-name="ce10">
            <text:p>26,73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375" table:style-name="ce53">
            <text:p>19,375</text:p>
          </table:table-cell>
          <table:table-cell office:value-type="float" office:value="65587" table:style-name="ce11">
            <text:p>65,587</text:p>
          </table:table-cell>
          <table:table-cell office:value-type="float" office:value="33494" table:style-name="ce11">
            <text:p>33,494</text:p>
          </table:table-cell>
          <table:table-cell office:value-type="float" office:value="32093" table:style-name="ce10">
            <text:p>32,09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153" table:style-name="ce53">
            <text:p>36,153</text:p>
          </table:table-cell>
          <table:table-cell office:value-type="float" office:value="107935" table:style-name="ce11">
            <text:p>107,935</text:p>
          </table:table-cell>
          <table:table-cell office:value-type="float" office:value="53368" table:style-name="ce11">
            <text:p>53,368</text:p>
          </table:table-cell>
          <table:table-cell office:value-type="float" office:value="54567" table:style-name="ce10">
            <text:p>54,56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372" table:style-name="ce53">
            <text:p>29,372</text:p>
          </table:table-cell>
          <table:table-cell office:value-type="float" office:value="94917" table:style-name="ce11">
            <text:p>94,917</text:p>
          </table:table-cell>
          <table:table-cell office:value-type="float" office:value="47369" table:style-name="ce11">
            <text:p>47,369</text:p>
          </table:table-cell>
          <table:table-cell office:value-type="float" office:value="47548" table:style-name="ce10">
            <text:p>47,5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40" table:style-name="ce53">
            <text:p>7,540</text:p>
          </table:table-cell>
          <table:table-cell office:value-type="float" office:value="24822" table:style-name="ce11">
            <text:p>24,822</text:p>
          </table:table-cell>
          <table:table-cell office:value-type="float" office:value="12878" table:style-name="ce11">
            <text:p>12,878</text:p>
          </table:table-cell>
          <table:table-cell office:value-type="float" office:value="11944" table:style-name="ce10">
            <text:p>11,9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7" table:style-name="ce53">
            <text:p>4,897</text:p>
          </table:table-cell>
          <table:table-cell office:value-type="float" office:value="15104" table:style-name="ce11">
            <text:p>15,104</text:p>
          </table:table-cell>
          <table:table-cell office:value-type="float" office:value="7843" table:style-name="ce11">
            <text:p>7,843</text:p>
          </table:table-cell>
          <table:table-cell office:value-type="float" office:value="7261" table:style-name="ce10">
            <text:p>7,26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664" table:style-name="ce53">
            <text:p>9,664</text:p>
          </table:table-cell>
          <table:table-cell office:value-type="float" office:value="32001" table:style-name="ce11">
            <text:p>32,001</text:p>
          </table:table-cell>
          <table:table-cell office:value-type="float" office:value="16425" table:style-name="ce11">
            <text:p>16,425</text:p>
          </table:table-cell>
          <table:table-cell office:value-type="float" office:value="15576" table:style-name="ce10">
            <text:p>15,5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57" table:style-name="ce53">
            <text:p>5,457</text:p>
          </table:table-cell>
          <table:table-cell office:value-type="float" office:value="19367" table:style-name="ce11">
            <text:p>19,367</text:p>
          </table:table-cell>
          <table:table-cell office:value-type="float" office:value="10237" table:style-name="ce11">
            <text:p>10,237</text:p>
          </table:table-cell>
          <table:table-cell office:value-type="float" office:value="9130" table:style-name="ce10">
            <text:p>9,13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281" table:style-name="ce53">
            <text:p>24,281</text:p>
          </table:table-cell>
          <table:table-cell office:value-type="float" office:value="74109" table:style-name="ce11">
            <text:p>74,109</text:p>
          </table:table-cell>
          <table:table-cell office:value-type="float" office:value="37240" table:style-name="ce11">
            <text:p>37,240</text:p>
          </table:table-cell>
          <table:table-cell office:value-type="float" office:value="36869" table:style-name="ce10">
            <text:p>36,86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557" table:style-name="ce53">
            <text:p>17,557</text:p>
          </table:table-cell>
          <table:table-cell office:value-type="float" office:value="57285" table:style-name="ce11">
            <text:p>57,285</text:p>
          </table:table-cell>
          <table:table-cell office:value-type="float" office:value="29246" table:style-name="ce11">
            <text:p>29,246</text:p>
          </table:table-cell>
          <table:table-cell office:value-type="float" office:value="28039" table:style-name="ce10">
            <text:p>28,03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889" table:style-name="ce53">
            <text:p>22,889</text:p>
          </table:table-cell>
          <table:table-cell office:value-type="float" office:value="77289" table:style-name="ce11">
            <text:p>77,289</text:p>
          </table:table-cell>
          <table:table-cell office:value-type="float" office:value="38989" table:style-name="ce11">
            <text:p>38,989</text:p>
          </table:table-cell>
          <table:table-cell office:value-type="float" office:value="38300" table:style-name="ce10">
            <text:p>38,30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096" table:style-name="ce53">
            <text:p>20,096</text:p>
          </table:table-cell>
          <table:table-cell office:value-type="float" office:value="65109" table:style-name="ce11">
            <text:p>65,109</text:p>
          </table:table-cell>
          <table:table-cell office:value-type="float" office:value="33049" table:style-name="ce11">
            <text:p>33,049</text:p>
          </table:table-cell>
          <table:table-cell office:value-type="float" office:value="32060" table:style-name="ce10">
            <text:p>32,06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2861" table:style-name="ce53">
            <text:p>62,861</text:p>
          </table:table-cell>
          <table:table-cell office:value-type="float" office:value="187362" table:style-name="ce11">
            <text:p>187,362</text:p>
          </table:table-cell>
          <table:table-cell office:value-type="float" office:value="93006" table:style-name="ce11">
            <text:p>93,006</text:p>
          </table:table-cell>
          <table:table-cell office:value-type="float" office:value="94356" table:style-name="ce10">
            <text:p>94,3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127" table:style-name="ce53">
            <text:p>69,127</text:p>
          </table:table-cell>
          <table:table-cell office:value-type="float" office:value="210940" table:style-name="ce11">
            <text:p>210,940</text:p>
          </table:table-cell>
          <table:table-cell office:value-type="float" office:value="103786" table:style-name="ce11">
            <text:p>103,786</text:p>
          </table:table-cell>
          <table:table-cell office:value-type="float" office:value="107154" table:style-name="ce10">
            <text:p>107,154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30" table:style-name="ce54">
            <text:p>4,530</text:p>
          </table:table-cell>
          <table:table-cell office:value-type="float" office:value="10837" table:style-name="ce18">
            <text:p>10,837</text:p>
          </table:table-cell>
          <table:table-cell office:value-type="float" office:value="5837" table:style-name="ce18">
            <text:p>5,837</text:p>
          </table:table-cell>
          <table:table-cell office:value-type="float" office:value="5000" table:style-name="ce17">
            <text:p>5,000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0737" table:style-name="ce72">
            <text:p>680,737</text:p>
          </table:table-cell>
          <table:table-cell office:value-type="float" office:value="1886502" table:style-name="ce80">
            <text:p>1,886,502</text:p>
          </table:table-cell>
          <table:table-cell office:value-type="float" office:value="942629" table:style-name="ce80">
            <text:p>942,629</text:p>
          </table:table-cell>
          <table:table-cell office:value-type="float" office:value="943873" table:style-name="ce74">
            <text:p>943,8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45" table:style-name="ce53">
            <text:p>28,945</text:p>
          </table:table-cell>
          <table:table-cell office:value-type="float" office:value="78153" table:style-name="ce11">
            <text:p>78,153</text:p>
          </table:table-cell>
          <table:table-cell office:value-type="float" office:value="38666" table:style-name="ce11">
            <text:p>38,666</text:p>
          </table:table-cell>
          <table:table-cell office:value-type="float" office:value="39487" table:style-name="ce10">
            <text:p>39,4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62" table:style-name="ce53">
            <text:p>10,062</text:p>
          </table:table-cell>
          <table:table-cell office:value-type="float" office:value="25699" table:style-name="ce11">
            <text:p>25,699</text:p>
          </table:table-cell>
          <table:table-cell office:value-type="float" office:value="13427" table:style-name="ce11">
            <text:p>13,427</text:p>
          </table:table-cell>
          <table:table-cell office:value-type="float" office:value="12272" table:style-name="ce10">
            <text:p>12,2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60" table:style-name="ce53">
            <text:p>10,860</text:p>
          </table:table-cell>
          <table:table-cell office:value-type="float" office:value="28713" table:style-name="ce11">
            <text:p>28,713</text:p>
          </table:table-cell>
          <table:table-cell office:value-type="float" office:value="14993" table:style-name="ce11">
            <text:p>14,993</text:p>
          </table:table-cell>
          <table:table-cell office:value-type="float" office:value="13720" table:style-name="ce10">
            <text:p>13,7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93" table:style-name="ce53">
            <text:p>7,893</text:p>
          </table:table-cell>
          <table:table-cell office:value-type="float" office:value="21420" table:style-name="ce11">
            <text:p>21,420</text:p>
          </table:table-cell>
          <table:table-cell office:value-type="float" office:value="11174" table:style-name="ce11">
            <text:p>11,174</text:p>
          </table:table-cell>
          <table:table-cell office:value-type="float" office:value="10246" table:style-name="ce10">
            <text:p>10,24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4" table:style-name="ce53">
            <text:p>8,884</text:p>
          </table:table-cell>
          <table:table-cell office:value-type="float" office:value="23901" table:style-name="ce11">
            <text:p>23,901</text:p>
          </table:table-cell>
          <table:table-cell office:value-type="float" office:value="12441" table:style-name="ce11">
            <text:p>12,441</text:p>
          </table:table-cell>
          <table:table-cell office:value-type="float" office:value="11460" table:style-name="ce10">
            <text:p>11,4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08" table:style-name="ce53">
            <text:p>8,408</text:p>
          </table:table-cell>
          <table:table-cell office:value-type="float" office:value="21176" table:style-name="ce11">
            <text:p>21,176</text:p>
          </table:table-cell>
          <table:table-cell office:value-type="float" office:value="11250" table:style-name="ce11">
            <text:p>11,250</text:p>
          </table:table-cell>
          <table:table-cell office:value-type="float" office:value="9926" table:style-name="ce10">
            <text:p>9,9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74" table:style-name="ce53">
            <text:p>15,774</text:p>
          </table:table-cell>
          <table:table-cell office:value-type="float" office:value="44732" table:style-name="ce11">
            <text:p>44,732</text:p>
          </table:table-cell>
          <table:table-cell office:value-type="float" office:value="22743" table:style-name="ce11">
            <text:p>22,743</text:p>
          </table:table-cell>
          <table:table-cell office:value-type="float" office:value="21989" table:style-name="ce10">
            <text:p>21,9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0" table:style-name="ce53">
            <text:p>9,110</text:p>
          </table:table-cell>
          <table:table-cell office:value-type="float" office:value="24385" table:style-name="ce11">
            <text:p>24,385</text:p>
          </table:table-cell>
          <table:table-cell office:value-type="float" office:value="12586" table:style-name="ce11">
            <text:p>12,586</text:p>
          </table:table-cell>
          <table:table-cell office:value-type="float" office:value="11799" table:style-name="ce10">
            <text:p>11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36" table:style-name="ce53">
            <text:p>7,736</text:p>
          </table:table-cell>
          <table:table-cell office:value-type="float" office:value="22356" table:style-name="ce11">
            <text:p>22,356</text:p>
          </table:table-cell>
          <table:table-cell office:value-type="float" office:value="11575" table:style-name="ce11">
            <text:p>11,575</text:p>
          </table:table-cell>
          <table:table-cell office:value-type="float" office:value="10781" table:style-name="ce10">
            <text:p>10,7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27" table:style-name="ce53">
            <text:p>7,927</text:p>
          </table:table-cell>
          <table:table-cell office:value-type="float" office:value="21482" table:style-name="ce11">
            <text:p>21,482</text:p>
          </table:table-cell>
          <table:table-cell office:value-type="float" office:value="10938" table:style-name="ce11">
            <text:p>10,938</text:p>
          </table:table-cell>
          <table:table-cell office:value-type="float" office:value="10544" table:style-name="ce10">
            <text:p>10,54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95" table:style-name="ce53">
            <text:p>3,895</text:p>
          </table:table-cell>
          <table:table-cell office:value-type="float" office:value="9882" table:style-name="ce11">
            <text:p>9,882</text:p>
          </table:table-cell>
          <table:table-cell office:value-type="float" office:value="5287" table:style-name="ce11">
            <text:p>5,287</text:p>
          </table:table-cell>
          <table:table-cell office:value-type="float" office:value="4595" table:style-name="ce10">
            <text:p>4,5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586" table:style-name="ce53">
            <text:p>20,586</text:p>
          </table:table-cell>
          <table:table-cell office:value-type="float" office:value="59510" table:style-name="ce11">
            <text:p>59,510</text:p>
          </table:table-cell>
          <table:table-cell office:value-type="float" office:value="29529" table:style-name="ce11">
            <text:p>29,529</text:p>
          </table:table-cell>
          <table:table-cell office:value-type="float" office:value="29981" table:style-name="ce10">
            <text:p>29,9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54" table:style-name="ce53">
            <text:p>9,654</text:p>
          </table:table-cell>
          <table:table-cell office:value-type="float" office:value="26225" table:style-name="ce11">
            <text:p>26,225</text:p>
          </table:table-cell>
          <table:table-cell office:value-type="float" office:value="13416" table:style-name="ce11">
            <text:p>13,416</text:p>
          </table:table-cell>
          <table:table-cell office:value-type="float" office:value="12809" table:style-name="ce10">
            <text:p>12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67" table:style-name="ce53">
            <text:p>8,167</text:p>
          </table:table-cell>
          <table:table-cell office:value-type="float" office:value="24803" table:style-name="ce11">
            <text:p>24,803</text:p>
          </table:table-cell>
          <table:table-cell office:value-type="float" office:value="12550" table:style-name="ce11">
            <text:p>12,550</text:p>
          </table:table-cell>
          <table:table-cell office:value-type="float" office:value="12253" table:style-name="ce10">
            <text:p>12,25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61" table:style-name="ce53">
            <text:p>8,061</text:p>
          </table:table-cell>
          <table:table-cell office:value-type="float" office:value="23058" table:style-name="ce11">
            <text:p>23,058</text:p>
          </table:table-cell>
          <table:table-cell office:value-type="float" office:value="11928" table:style-name="ce11">
            <text:p>11,928</text:p>
          </table:table-cell>
          <table:table-cell office:value-type="float" office:value="11130" table:style-name="ce10">
            <text:p>11,13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98" table:style-name="ce53">
            <text:p>7,298</text:p>
          </table:table-cell>
          <table:table-cell office:value-type="float" office:value="19947" table:style-name="ce11">
            <text:p>19,947</text:p>
          </table:table-cell>
          <table:table-cell office:value-type="float" office:value="10144" table:style-name="ce11">
            <text:p>10,144</text:p>
          </table:table-cell>
          <table:table-cell office:value-type="float" office:value="9803" table:style-name="ce10">
            <text:p>9,80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68" table:style-name="ce53">
            <text:p>4,268</text:p>
          </table:table-cell>
          <table:table-cell office:value-type="float" office:value="11228" table:style-name="ce11">
            <text:p>11,228</text:p>
          </table:table-cell>
          <table:table-cell office:value-type="float" office:value="5693" table:style-name="ce11">
            <text:p>5,693</text:p>
          </table:table-cell>
          <table:table-cell office:value-type="float" office:value="5535" table:style-name="ce10">
            <text:p>5,5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383" table:style-name="ce53">
            <text:p>14,383</text:p>
          </table:table-cell>
          <table:table-cell office:value-type="float" office:value="43694" table:style-name="ce11">
            <text:p>43,694</text:p>
          </table:table-cell>
          <table:table-cell office:value-type="float" office:value="22255" table:style-name="ce11">
            <text:p>22,255</text:p>
          </table:table-cell>
          <table:table-cell office:value-type="float" office:value="21439" table:style-name="ce10">
            <text:p>21,4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421" table:style-name="ce53">
            <text:p>17,421</text:p>
          </table:table-cell>
          <table:table-cell office:value-type="float" office:value="47926" table:style-name="ce11">
            <text:p>47,926</text:p>
          </table:table-cell>
          <table:table-cell office:value-type="float" office:value="24144" table:style-name="ce11">
            <text:p>24,144</text:p>
          </table:table-cell>
          <table:table-cell office:value-type="float" office:value="23782" table:style-name="ce10">
            <text:p>23,7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146" table:style-name="ce53">
            <text:p>12,146</text:p>
          </table:table-cell>
          <table:table-cell office:value-type="float" office:value="36387" table:style-name="ce11">
            <text:p>36,387</text:p>
          </table:table-cell>
          <table:table-cell office:value-type="float" office:value="18278" table:style-name="ce11">
            <text:p>18,278</text:p>
          </table:table-cell>
          <table:table-cell office:value-type="float" office:value="18109" table:style-name="ce10">
            <text:p>18,1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31" table:style-name="ce53">
            <text:p>10,031</text:p>
          </table:table-cell>
          <table:table-cell office:value-type="float" office:value="30507" table:style-name="ce11">
            <text:p>30,507</text:p>
          </table:table-cell>
          <table:table-cell office:value-type="float" office:value="15659" table:style-name="ce11">
            <text:p>15,659</text:p>
          </table:table-cell>
          <table:table-cell office:value-type="float" office:value="14848" table:style-name="ce10">
            <text:p>14,8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06" table:style-name="ce53">
            <text:p>2,706</text:p>
          </table:table-cell>
          <table:table-cell office:value-type="float" office:value="7336" table:style-name="ce11">
            <text:p>7,336</text:p>
          </table:table-cell>
          <table:table-cell office:value-type="float" office:value="3838" table:style-name="ce11">
            <text:p>3,838</text:p>
          </table:table-cell>
          <table:table-cell office:value-type="float" office:value="3498" table:style-name="ce10">
            <text:p>3,49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43" table:style-name="ce53">
            <text:p>5,143</text:p>
          </table:table-cell>
          <table:table-cell office:value-type="float" office:value="14194" table:style-name="ce11">
            <text:p>14,194</text:p>
          </table:table-cell>
          <table:table-cell office:value-type="float" office:value="7356" table:style-name="ce11">
            <text:p>7,356</text:p>
          </table:table-cell>
          <table:table-cell office:value-type="float" office:value="6838" table:style-name="ce10">
            <text:p>6,8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20" table:style-name="ce53">
            <text:p>3,520</text:p>
          </table:table-cell>
          <table:table-cell office:value-type="float" office:value="9806" table:style-name="ce11">
            <text:p>9,806</text:p>
          </table:table-cell>
          <table:table-cell office:value-type="float" office:value="5188" table:style-name="ce11">
            <text:p>5,188</text:p>
          </table:table-cell>
          <table:table-cell office:value-type="float" office:value="4618" table:style-name="ce10">
            <text:p>4,61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2" table:style-name="ce53">
            <text:p>2,872</text:p>
          </table:table-cell>
          <table:table-cell office:value-type="float" office:value="8773" table:style-name="ce11">
            <text:p>8,773</text:p>
          </table:table-cell>
          <table:table-cell office:value-type="float" office:value="4741" table:style-name="ce11">
            <text:p>4,741</text:p>
          </table:table-cell>
          <table:table-cell office:value-type="float" office:value="4032" table:style-name="ce10">
            <text:p>4,0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5" table:style-name="ce53">
            <text:p>1,975</text:p>
          </table:table-cell>
          <table:table-cell office:value-type="float" office:value="4925" table:style-name="ce11">
            <text:p>4,925</text:p>
          </table:table-cell>
          <table:table-cell office:value-type="float" office:value="2760" table:style-name="ce11">
            <text:p>2,760</text:p>
          </table:table-cell>
          <table:table-cell office:value-type="float" office:value="2165" table:style-name="ce10">
            <text:p>2,1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502" table:style-name="ce53">
            <text:p>27,502</text:p>
          </table:table-cell>
          <table:table-cell office:value-type="float" office:value="75167" table:style-name="ce11">
            <text:p>75,167</text:p>
          </table:table-cell>
          <table:table-cell office:value-type="float" office:value="38092" table:style-name="ce11">
            <text:p>38,092</text:p>
          </table:table-cell>
          <table:table-cell office:value-type="float" office:value="37075" table:style-name="ce10">
            <text:p>37,0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19" table:style-name="ce53">
            <text:p>22,619</text:p>
          </table:table-cell>
          <table:table-cell office:value-type="float" office:value="68406" table:style-name="ce11">
            <text:p>68,406</text:p>
          </table:table-cell>
          <table:table-cell office:value-type="float" office:value="34761" table:style-name="ce11">
            <text:p>34,761</text:p>
          </table:table-cell>
          <table:table-cell office:value-type="float" office:value="33645" table:style-name="ce10">
            <text:p>33,6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86" table:style-name="ce53">
            <text:p>11,086</text:p>
          </table:table-cell>
          <table:table-cell office:value-type="float" office:value="34455" table:style-name="ce11">
            <text:p>34,455</text:p>
          </table:table-cell>
          <table:table-cell office:value-type="float" office:value="17776" table:style-name="ce11">
            <text:p>17,776</text:p>
          </table:table-cell>
          <table:table-cell office:value-type="float" office:value="16679" table:style-name="ce10">
            <text:p>16,6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41" table:style-name="ce53">
            <text:p>1,541</text:p>
          </table:table-cell>
          <table:table-cell office:value-type="float" office:value="4077" table:style-name="ce11">
            <text:p>4,077</text:p>
          </table:table-cell>
          <table:table-cell office:value-type="float" office:value="2177" table:style-name="ce11">
            <text:p>2,177</text:p>
          </table:table-cell>
          <table:table-cell office:value-type="float" office:value="1900" table:style-name="ce10">
            <text:p>1,9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535" table:style-name="ce53">
            <text:p>83,535</text:p>
          </table:table-cell>
          <table:table-cell office:value-type="float" office:value="233112" table:style-name="ce11">
            <text:p>233,112</text:p>
          </table:table-cell>
          <table:table-cell office:value-type="float" office:value="114921" table:style-name="ce11">
            <text:p>114,921</text:p>
          </table:table-cell>
          <table:table-cell office:value-type="float" office:value="118191" table:style-name="ce10">
            <text:p>118,1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50" table:style-name="ce53">
            <text:p>71,850</text:p>
          </table:table-cell>
          <table:table-cell office:value-type="float" office:value="187444" table:style-name="ce11">
            <text:p>187,444</text:p>
          </table:table-cell>
          <table:table-cell office:value-type="float" office:value="89937" table:style-name="ce11">
            <text:p>89,937</text:p>
          </table:table-cell>
          <table:table-cell office:value-type="float" office:value="97507" table:style-name="ce10">
            <text:p>97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464" table:style-name="ce53">
            <text:p>45,464</text:p>
          </table:table-cell>
          <table:table-cell office:value-type="float" office:value="125731" table:style-name="ce11">
            <text:p>125,731</text:p>
          </table:table-cell>
          <table:table-cell office:value-type="float" office:value="62275" table:style-name="ce11">
            <text:p>62,275</text:p>
          </table:table-cell>
          <table:table-cell office:value-type="float" office:value="63456" table:style-name="ce10">
            <text:p>63,4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685" table:style-name="ce53">
            <text:p>50,685</text:p>
          </table:table-cell>
          <table:table-cell office:value-type="float" office:value="132837" table:style-name="ce11">
            <text:p>132,837</text:p>
          </table:table-cell>
          <table:table-cell office:value-type="float" office:value="64664" table:style-name="ce11">
            <text:p>64,664</text:p>
          </table:table-cell>
          <table:table-cell office:value-type="float" office:value="68173" table:style-name="ce10">
            <text:p>68,17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407" table:style-name="ce53">
            <text:p>62,407</text:p>
          </table:table-cell>
          <table:table-cell office:value-type="float" office:value="191694" table:style-name="ce11">
            <text:p>191,694</text:p>
          </table:table-cell>
          <table:table-cell office:value-type="float" office:value="96626" table:style-name="ce11">
            <text:p>96,626</text:p>
          </table:table-cell>
          <table:table-cell office:value-type="float" office:value="95068" table:style-name="ce10">
            <text:p>95,0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360" table:style-name="ce53">
            <text:p>25,360</text:p>
          </table:table-cell>
          <table:table-cell office:value-type="float" office:value="66003" table:style-name="ce11">
            <text:p>66,003</text:p>
          </table:table-cell>
          <table:table-cell office:value-type="float" office:value="31327" table:style-name="ce11">
            <text:p>31,327</text:p>
          </table:table-cell>
          <table:table-cell office:value-type="float" office:value="34676" table:style-name="ce10">
            <text:p>34,67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0963" table:style-name="ce54">
            <text:p>30,963</text:p>
          </table:table-cell>
          <table:table-cell office:value-type="float" office:value="77358" table:style-name="ce18">
            <text:p>77,358</text:p>
          </table:table-cell>
          <table:table-cell office:value-type="float" office:value="37514" table:style-name="ce18">
            <text:p>37,514</text:p>
          </table:table-cell>
          <table:table-cell office:value-type="float" office:value="39844" table:style-name="ce17">
            <text:p>39,84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7007" table:style-name="ce76">
            <text:p>1,087,007</text:p>
          </table:table-cell>
          <table:table-cell office:value-type="float" office:value="2778023" table:style-name="ce80">
            <text:p>2,778,023</text:p>
          </table:table-cell>
          <table:table-cell office:value-type="float" office:value="1377216" table:style-name="ce81">
            <text:p>1,377,216</text:p>
          </table:table-cell>
          <table:table-cell office:value-type="float" office:value="1400807" table:style-name="ce73">
            <text:p>1,400,8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00" table:style-name="ce9">
            <text:p>10,800</text:p>
          </table:table-cell>
          <table:table-cell office:value-type="float" office:value="24467" table:style-name="ce11">
            <text:p>24,467</text:p>
          </table:table-cell>
          <table:table-cell office:value-type="float" office:value="12118" table:style-name="ce9">
            <text:p>12,118</text:p>
          </table:table-cell>
          <table:table-cell office:value-type="float" office:value="12349" table:style-name="ce9">
            <text:p>12,3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567" table:style-name="ce9">
            <text:p>57,567</text:p>
          </table:table-cell>
          <table:table-cell office:value-type="float" office:value="138450" table:style-name="ce11">
            <text:p>138,450</text:p>
          </table:table-cell>
          <table:table-cell office:value-type="float" office:value="66896" table:style-name="ce9">
            <text:p>66,896</text:p>
          </table:table-cell>
          <table:table-cell office:value-type="float" office:value="71554" table:style-name="ce9">
            <text:p>71,5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653" table:style-name="ce9">
            <text:p>78,653</text:p>
          </table:table-cell>
          <table:table-cell office:value-type="float" office:value="197100" table:style-name="ce11">
            <text:p>197,100</text:p>
          </table:table-cell>
          <table:table-cell office:value-type="float" office:value="94878" table:style-name="ce9">
            <text:p>94,878</text:p>
          </table:table-cell>
          <table:table-cell office:value-type="float" office:value="102222" table:style-name="ce9">
            <text:p>102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69582" table:style-name="ce9">
            <text:p>69,582</text:p>
          </table:table-cell>
          <table:table-cell office:value-type="float" office:value="182755" table:style-name="ce11">
            <text:p>182,755</text:p>
          </table:table-cell>
          <table:table-cell office:value-type="float" office:value="89888" table:style-name="ce9">
            <text:p>89,888</text:p>
          </table:table-cell>
          <table:table-cell office:value-type="float" office:value="92867" table:style-name="ce9">
            <text:p>92,8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571" table:style-name="ce9">
            <text:p>136,571</text:p>
          </table:table-cell>
          <table:table-cell office:value-type="float" office:value="344652" table:style-name="ce11">
            <text:p>344,652</text:p>
          </table:table-cell>
          <table:table-cell office:value-type="float" office:value="166896" table:style-name="ce9">
            <text:p>166,896</text:p>
          </table:table-cell>
          <table:table-cell office:value-type="float" office:value="177756" table:style-name="ce9">
            <text:p>177,7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682" table:style-name="ce9">
            <text:p>22,682</text:p>
          </table:table-cell>
          <table:table-cell office:value-type="float" office:value="51141" table:style-name="ce11">
            <text:p>51,141</text:p>
          </table:table-cell>
          <table:table-cell office:value-type="float" office:value="24612" table:style-name="ce9">
            <text:p>24,612</text:p>
          </table:table-cell>
          <table:table-cell office:value-type="float" office:value="26529" table:style-name="ce9">
            <text:p>26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10" table:style-name="ce9">
            <text:p>12,610</text:p>
          </table:table-cell>
          <table:table-cell office:value-type="float" office:value="27144" table:style-name="ce11">
            <text:p>27,144</text:p>
          </table:table-cell>
          <table:table-cell office:value-type="float" office:value="12989" table:style-name="ce9">
            <text:p>12,989</text:p>
          </table:table-cell>
          <table:table-cell office:value-type="float" office:value="14155" table:style-name="ce9">
            <text:p>14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125" table:style-name="ce9">
            <text:p>72,125</text:p>
          </table:table-cell>
          <table:table-cell office:value-type="float" office:value="171874" table:style-name="ce11">
            <text:p>171,874</text:p>
          </table:table-cell>
          <table:table-cell office:value-type="float" office:value="82861" table:style-name="ce9">
            <text:p>82,861</text:p>
          </table:table-cell>
          <table:table-cell office:value-type="float" office:value="89013" table:style-name="ce9">
            <text:p>89,0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652" table:style-name="ce9">
            <text:p>78,652</text:p>
          </table:table-cell>
          <table:table-cell office:value-type="float" office:value="190589" table:style-name="ce11">
            <text:p>190,589</text:p>
          </table:table-cell>
          <table:table-cell office:value-type="float" office:value="93699" table:style-name="ce9">
            <text:p>93,699</text:p>
          </table:table-cell>
          <table:table-cell office:value-type="float" office:value="96890" table:style-name="ce9">
            <text:p>96,8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28" table:style-name="ce9">
            <text:p>11,128</text:p>
          </table:table-cell>
          <table:table-cell office:value-type="float" office:value="28785" table:style-name="ce11">
            <text:p>28,785</text:p>
          </table:table-cell>
          <table:table-cell office:value-type="float" office:value="14883" table:style-name="ce9">
            <text:p>14,883</text:p>
          </table:table-cell>
          <table:table-cell office:value-type="float" office:value="13902" table:style-name="ce9">
            <text:p>13,902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686" table:style-name="ce9">
            <text:p>67,686</text:p>
          </table:table-cell>
          <table:table-cell office:value-type="float" office:value="157219" table:style-name="ce11">
            <text:p>157,219</text:p>
          </table:table-cell>
          <table:table-cell office:value-type="float" office:value="78130" table:style-name="ce9">
            <text:p>78,130</text:p>
          </table:table-cell>
          <table:table-cell office:value-type="float" office:value="79089" table:style-name="ce9">
            <text:p>79,0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39750" table:style-name="ce9">
            <text:p>139,750</text:p>
          </table:table-cell>
          <table:table-cell office:value-type="float" office:value="358477" table:style-name="ce11">
            <text:p>358,477</text:p>
          </table:table-cell>
          <table:table-cell office:value-type="float" office:value="175866" table:style-name="ce9">
            <text:p>175,866</text:p>
          </table:table-cell>
          <table:table-cell office:value-type="float" office:value="182611" table:style-name="ce9">
            <text:p>182,6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812" table:style-name="ce9">
            <text:p>25,812</text:p>
          </table:table-cell>
          <table:table-cell office:value-type="float" office:value="70044" table:style-name="ce11">
            <text:p>70,044</text:p>
          </table:table-cell>
          <table:table-cell office:value-type="float" office:value="35460" table:style-name="ce9">
            <text:p>35,460</text:p>
          </table:table-cell>
          <table:table-cell office:value-type="float" office:value="34584" table:style-name="ce9">
            <text:p>34,5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035" table:style-name="ce9">
            <text:p>42,035</text:p>
          </table:table-cell>
          <table:table-cell office:value-type="float" office:value="112273" table:style-name="ce11">
            <text:p>112,273</text:p>
          </table:table-cell>
          <table:table-cell office:value-type="float" office:value="57530" table:style-name="ce9">
            <text:p>57,530</text:p>
          </table:table-cell>
          <table:table-cell office:value-type="float" office:value="54743" table:style-name="ce9">
            <text:p>54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75" table:style-name="ce9">
            <text:p>13,575</text:p>
          </table:table-cell>
          <table:table-cell office:value-type="float" office:value="42857" table:style-name="ce11">
            <text:p>42,857</text:p>
          </table:table-cell>
          <table:table-cell office:value-type="float" office:value="21980" table:style-name="ce9">
            <text:p>21,980</text:p>
          </table:table-cell>
          <table:table-cell office:value-type="float" office:value="20877" table:style-name="ce9">
            <text:p>20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899" table:style-name="ce9">
            <text:p>12,899</text:p>
          </table:table-cell>
          <table:table-cell office:value-type="float" office:value="34499" table:style-name="ce11">
            <text:p>34,499</text:p>
          </table:table-cell>
          <table:table-cell office:value-type="float" office:value="17540" table:style-name="ce9">
            <text:p>17,540</text:p>
          </table:table-cell>
          <table:table-cell office:value-type="float" office:value="16959" table:style-name="ce9">
            <text:p>16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523" table:style-name="ce9">
            <text:p>32,523</text:p>
          </table:table-cell>
          <table:table-cell office:value-type="float" office:value="84911" table:style-name="ce11">
            <text:p>84,911</text:p>
          </table:table-cell>
          <table:table-cell office:value-type="float" office:value="43164" table:style-name="ce9">
            <text:p>43,164</text:p>
          </table:table-cell>
          <table:table-cell office:value-type="float" office:value="41747" table:style-name="ce9">
            <text:p>41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199" table:style-name="ce9">
            <text:p>18,199</text:p>
          </table:table-cell>
          <table:table-cell office:value-type="float" office:value="44332" table:style-name="ce11">
            <text:p>44,332</text:p>
          </table:table-cell>
          <table:table-cell office:value-type="float" office:value="22485" table:style-name="ce9">
            <text:p>22,485</text:p>
          </table:table-cell>
          <table:table-cell office:value-type="float" office:value="21847" table:style-name="ce9">
            <text:p>21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81" table:style-name="ce9">
            <text:p>34,881</text:p>
          </table:table-cell>
          <table:table-cell office:value-type="float" office:value="97512" table:style-name="ce11">
            <text:p>97,512</text:p>
          </table:table-cell>
          <table:table-cell office:value-type="float" office:value="48438" table:style-name="ce9">
            <text:p>48,438</text:p>
          </table:table-cell>
          <table:table-cell office:value-type="float" office:value="49074" table:style-name="ce9">
            <text:p>49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539" table:style-name="ce9">
            <text:p>13,539</text:p>
          </table:table-cell>
          <table:table-cell office:value-type="float" office:value="37544" table:style-name="ce11">
            <text:p>37,544</text:p>
          </table:table-cell>
          <table:table-cell office:value-type="float" office:value="19045" table:style-name="ce9">
            <text:p>19,045</text:p>
          </table:table-cell>
          <table:table-cell office:value-type="float" office:value="18499" table:style-name="ce9">
            <text:p>18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480" table:style-name="ce9">
            <text:p>10,480</text:p>
          </table:table-cell>
          <table:table-cell office:value-type="float" office:value="29856" table:style-name="ce11">
            <text:p>29,856</text:p>
          </table:table-cell>
          <table:table-cell office:value-type="float" office:value="15757" table:style-name="ce9">
            <text:p>15,757</text:p>
          </table:table-cell>
          <table:table-cell office:value-type="float" office:value="14099" table:style-name="ce9">
            <text:p>14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95" table:style-name="ce9">
            <text:p>3,295</text:p>
          </table:table-cell>
          <table:table-cell office:value-type="float" office:value="7271" table:style-name="ce11">
            <text:p>7,271</text:p>
          </table:table-cell>
          <table:table-cell office:value-type="float" office:value="4025" table:style-name="ce9">
            <text:p>4,025</text:p>
          </table:table-cell>
          <table:table-cell office:value-type="float" office:value="3246" table:style-name="ce9">
            <text:p>3,2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16" table:style-name="ce9">
            <text:p>9,416</text:p>
          </table:table-cell>
          <table:table-cell office:value-type="float" office:value="28971" table:style-name="ce11">
            <text:p>28,971</text:p>
          </table:table-cell>
          <table:table-cell office:value-type="float" office:value="14628" table:style-name="ce9">
            <text:p>14,628</text:p>
          </table:table-cell>
          <table:table-cell office:value-type="float" office:value="14343" table:style-name="ce9">
            <text:p>14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22" table:style-name="ce9">
            <text:p>17,022</text:p>
          </table:table-cell>
          <table:table-cell office:value-type="float" office:value="52867" table:style-name="ce11">
            <text:p>52,867</text:p>
          </table:table-cell>
          <table:table-cell office:value-type="float" office:value="26994" table:style-name="ce9">
            <text:p>26,994</text:p>
          </table:table-cell>
          <table:table-cell office:value-type="float" office:value="25873" table:style-name="ce9">
            <text:p>25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817" table:style-name="ce9">
            <text:p>10,817</text:p>
          </table:table-cell>
          <table:table-cell office:value-type="float" office:value="29854" table:style-name="ce11">
            <text:p>29,854</text:p>
          </table:table-cell>
          <table:table-cell office:value-type="float" office:value="15218" table:style-name="ce9">
            <text:p>15,218</text:p>
          </table:table-cell>
          <table:table-cell office:value-type="float" office:value="14636" table:style-name="ce9">
            <text:p>14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08" table:style-name="ce9">
            <text:p>10,508</text:p>
          </table:table-cell>
          <table:table-cell office:value-type="float" office:value="30335" table:style-name="ce11">
            <text:p>30,335</text:p>
          </table:table-cell>
          <table:table-cell office:value-type="float" office:value="15658" table:style-name="ce9">
            <text:p>15,658</text:p>
          </table:table-cell>
          <table:table-cell office:value-type="float" office:value="14677" table:style-name="ce9">
            <text:p>14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6" table:style-name="ce9">
            <text:p>5,746</text:p>
          </table:table-cell>
          <table:table-cell office:value-type="float" office:value="13983" table:style-name="ce11">
            <text:p>13,983</text:p>
          </table:table-cell>
          <table:table-cell office:value-type="float" office:value="7029" table:style-name="ce9">
            <text:p>7,029</text:p>
          </table:table-cell>
          <table:table-cell office:value-type="float" office:value="6954" table:style-name="ce9">
            <text:p>6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794" table:style-name="ce9">
            <text:p>6,794</text:p>
          </table:table-cell>
          <table:table-cell office:value-type="float" office:value="19441" table:style-name="ce11">
            <text:p>19,441</text:p>
          </table:table-cell>
          <table:table-cell office:value-type="float" office:value="10009" table:style-name="ce9">
            <text:p>10,009</text:p>
          </table:table-cell>
          <table:table-cell office:value-type="float" office:value="9432" table:style-name="ce9">
            <text:p>9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38" table:style-name="ce9">
            <text:p>12,638</text:p>
          </table:table-cell>
          <table:table-cell office:value-type="float" office:value="36189" table:style-name="ce11">
            <text:p>36,189</text:p>
          </table:table-cell>
          <table:table-cell office:value-type="float" office:value="18606" table:style-name="ce9">
            <text:p>18,606</text:p>
          </table:table-cell>
          <table:table-cell office:value-type="float" office:value="17583" table:style-name="ce9">
            <text:p>17,5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58" table:style-name="ce9">
            <text:p>13,758</text:p>
          </table:table-cell>
          <table:table-cell office:value-type="float" office:value="37158" table:style-name="ce11">
            <text:p>37,158</text:p>
          </table:table-cell>
          <table:table-cell office:value-type="float" office:value="19235" table:style-name="ce9">
            <text:p>19,235</text:p>
          </table:table-cell>
          <table:table-cell office:value-type="float" office:value="17923" table:style-name="ce9">
            <text:p>17,9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699" table:style-name="ce9">
            <text:p>14,699</text:p>
          </table:table-cell>
          <table:table-cell office:value-type="float" office:value="40233" table:style-name="ce11">
            <text:p>40,233</text:p>
          </table:table-cell>
          <table:table-cell office:value-type="float" office:value="21090" table:style-name="ce9">
            <text:p>21,090</text:p>
          </table:table-cell>
          <table:table-cell office:value-type="float" office:value="19143" table:style-name="ce9">
            <text:p>19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0" table:style-name="ce9">
            <text:p>5,560</text:p>
          </table:table-cell>
          <table:table-cell office:value-type="float" office:value="13109" table:style-name="ce11">
            <text:p>13,109</text:p>
          </table:table-cell>
          <table:table-cell office:value-type="float" office:value="7052" table:style-name="ce9">
            <text:p>7,052</text:p>
          </table:table-cell>
          <table:table-cell office:value-type="float" office:value="6057" table:style-name="ce9">
            <text:p>6,0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2" table:style-name="ce9">
            <text:p>2,332</text:p>
          </table:table-cell>
          <table:table-cell office:value-type="float" office:value="6142" table:style-name="ce11">
            <text:p>6,142</text:p>
          </table:table-cell>
          <table:table-cell office:value-type="float" office:value="3265" table:style-name="ce9">
            <text:p>3,265</text:p>
          </table:table-cell>
          <table:table-cell office:value-type="float" office:value="2877" table:style-name="ce9">
            <text:p>2,877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1" table:style-name="ce9">
            <text:p>4,801</text:p>
          </table:table-cell>
          <table:table-cell office:value-type="float" office:value="12123" table:style-name="ce11">
            <text:p>12,123</text:p>
          </table:table-cell>
          <table:table-cell office:value-type="float" office:value="6611" table:style-name="ce9">
            <text:p>6,611</text:p>
          </table:table-cell>
          <table:table-cell office:value-type="float" office:value="5512" table:style-name="ce9">
            <text:p>5,51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09" table:style-name="ce9">
            <text:p>5,109</text:p>
          </table:table-cell>
          <table:table-cell office:value-type="float" office:value="14618" table:style-name="ce11">
            <text:p>14,618</text:p>
          </table:table-cell>
          <table:table-cell office:value-type="float" office:value="7919" table:style-name="ce9">
            <text:p>7,919</text:p>
          </table:table-cell>
          <table:table-cell office:value-type="float" office:value="6699" table:style-name="ce9">
            <text:p>6,699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88" table:style-name="ce9">
            <text:p>588</text:p>
          </table:table-cell>
          <table:table-cell office:value-type="float" office:value="1912" table:style-name="ce11">
            <text:p>1,912</text:p>
          </table:table-cell>
          <table:table-cell office:value-type="float" office:value="951" table:style-name="ce9">
            <text:p>951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26" table:style-name="ce9">
            <text:p>1,326</text:p>
          </table:table-cell>
          <table:table-cell office:value-type="float" office:value="4233" table:style-name="ce11">
            <text:p>4,233</text:p>
          </table:table-cell>
          <table:table-cell office:value-type="float" office:value="2212" table:style-name="ce9">
            <text:p>2,212</text:p>
          </table:table-cell>
          <table:table-cell office:value-type="float" office:value="2021" table:style-name="ce9">
            <text:p>2,021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49" table:style-name="ce16">
            <text:p>849</text:p>
          </table:table-cell>
          <table:table-cell office:value-type="float" office:value="3103" table:style-name="ce18">
            <text:p>3,103</text:p>
          </table:table-cell>
          <table:table-cell office:value-type="float" office:value="1599" table:style-name="ce16">
            <text:p>1,599</text:p>
          </table:table-cell>
          <table:table-cell office:value-type="float" office:value="1504" table:style-name="ce16">
            <text:p>1,504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7742" table:style-name="ce72">
            <text:p>167,742</text:p>
          </table:table-cell>
          <table:table-cell office:value-type="float" office:value="457106" table:style-name="ce80">
            <text:p>457,106</text:p>
          </table:table-cell>
          <table:table-cell office:value-type="float" office:value="231387" table:style-name="ce80">
            <text:p>231,387</text:p>
          </table:table-cell>
          <table:table-cell office:value-type="float" office:value="225719" table:style-name="ce74">
            <text:p>225,7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126" table:style-name="ce53">
            <text:p>36,126</text:p>
          </table:table-cell>
          <table:table-cell office:value-type="float" office:value="95919" table:style-name="ce11">
            <text:p>95,919</text:p>
          </table:table-cell>
          <table:table-cell office:value-type="float" office:value="46800" table:style-name="ce11">
            <text:p>46,800</text:p>
          </table:table-cell>
          <table:table-cell office:value-type="float" office:value="49119" table:style-name="ce10">
            <text:p>49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61" table:style-name="ce53">
            <text:p>26,361</text:p>
          </table:table-cell>
          <table:table-cell office:value-type="float" office:value="72487" table:style-name="ce11">
            <text:p>72,487</text:p>
          </table:table-cell>
          <table:table-cell office:value-type="float" office:value="34349" table:style-name="ce11">
            <text:p>34,349</text:p>
          </table:table-cell>
          <table:table-cell office:value-type="float" office:value="38138" table:style-name="ce10">
            <text:p>38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59" table:style-name="ce53">
            <text:p>14,159</text:p>
          </table:table-cell>
          <table:table-cell office:value-type="float" office:value="40283" table:style-name="ce11">
            <text:p>40,283</text:p>
          </table:table-cell>
          <table:table-cell office:value-type="float" office:value="20506" table:style-name="ce11">
            <text:p>20,506</text:p>
          </table:table-cell>
          <table:table-cell office:value-type="float" office:value="19777" table:style-name="ce10">
            <text:p>19,7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45" table:style-name="ce53">
            <text:p>10,245</text:p>
          </table:table-cell>
          <table:table-cell office:value-type="float" office:value="29569" table:style-name="ce11">
            <text:p>29,569</text:p>
          </table:table-cell>
          <table:table-cell office:value-type="float" office:value="15224" table:style-name="ce11">
            <text:p>15,224</text:p>
          </table:table-cell>
          <table:table-cell office:value-type="float" office:value="14345" table:style-name="ce10">
            <text:p>14,3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3987" table:style-name="ce53">
            <text:p>13,987</text:p>
          </table:table-cell>
          <table:table-cell office:value-type="float" office:value="35857" table:style-name="ce11">
            <text:p>35,857</text:p>
          </table:table-cell>
          <table:table-cell office:value-type="float" office:value="18682" table:style-name="ce11">
            <text:p>18,682</text:p>
          </table:table-cell>
          <table:table-cell office:value-type="float" office:value="17175" table:style-name="ce10">
            <text:p>17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780" table:style-name="ce53">
            <text:p>8,780</text:p>
          </table:table-cell>
          <table:table-cell office:value-type="float" office:value="24237" table:style-name="ce11">
            <text:p>24,237</text:p>
          </table:table-cell>
          <table:table-cell office:value-type="float" office:value="12857" table:style-name="ce11">
            <text:p>12,857</text:p>
          </table:table-cell>
          <table:table-cell office:value-type="float" office:value="11380" table:style-name="ce10">
            <text:p>11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09" table:style-name="ce53">
            <text:p>11,709</text:p>
          </table:table-cell>
          <table:table-cell office:value-type="float" office:value="32401" table:style-name="ce11">
            <text:p>32,401</text:p>
          </table:table-cell>
          <table:table-cell office:value-type="float" office:value="17176" table:style-name="ce11">
            <text:p>17,176</text:p>
          </table:table-cell>
          <table:table-cell office:value-type="float" office:value="15225" table:style-name="ce10">
            <text:p>15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198" table:style-name="ce53">
            <text:p>19,198</text:p>
          </table:table-cell>
          <table:table-cell office:value-type="float" office:value="53353" table:style-name="ce11">
            <text:p>53,353</text:p>
          </table:table-cell>
          <table:table-cell office:value-type="float" office:value="27367" table:style-name="ce11">
            <text:p>27,367</text:p>
          </table:table-cell>
          <table:table-cell office:value-type="float" office:value="25986" table:style-name="ce10">
            <text:p>25,9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830" table:style-name="ce53">
            <text:p>14,830</text:p>
          </table:table-cell>
          <table:table-cell office:value-type="float" office:value="39674" table:style-name="ce11">
            <text:p>39,674</text:p>
          </table:table-cell>
          <table:table-cell office:value-type="float" office:value="20526" table:style-name="ce11">
            <text:p>20,526</text:p>
          </table:table-cell>
          <table:table-cell office:value-type="float" office:value="19148" table:style-name="ce10">
            <text:p>19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28" table:style-name="ce53">
            <text:p>8,528</text:p>
          </table:table-cell>
          <table:table-cell office:value-type="float" office:value="21408" table:style-name="ce11">
            <text:p>21,408</text:p>
          </table:table-cell>
          <table:table-cell office:value-type="float" office:value="11549" table:style-name="ce11">
            <text:p>11,549</text:p>
          </table:table-cell>
          <table:table-cell office:value-type="float" office:value="9859" table:style-name="ce10">
            <text:p>9,8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65" table:style-name="ce11">
            <text:p>6,065</text:p>
          </table:table-cell>
          <table:table-cell office:value-type="float" office:value="3285" table:style-name="ce11">
            <text:p>3,285</text:p>
          </table:table-cell>
          <table:table-cell office:value-type="float" office:value="2780" table:style-name="ce10">
            <text:p>2,78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33" table:style-name="ce54">
            <text:p>1,933</text:p>
          </table:table-cell>
          <table:table-cell office:value-type="float" office:value="5853" table:style-name="ce18">
            <text:p>5,853</text:p>
          </table:table-cell>
          <table:table-cell office:value-type="float" office:value="3066" table:style-name="ce18">
            <text:p>3,066</text:p>
          </table:table-cell>
          <table:table-cell office:value-type="float" office:value="2787" table:style-name="ce17">
            <text:p>2,787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89271" table:style-name="ce72">
            <text:p>189,271</text:p>
          </table:table-cell>
          <table:table-cell office:value-type="float" office:value="549580" table:style-name="ce80">
            <text:p>549,580</text:p>
          </table:table-cell>
          <table:table-cell office:value-type="float" office:value="280952" table:style-name="ce80">
            <text:p>280,952</text:p>
          </table:table-cell>
          <table:table-cell office:value-type="float" office:value="268628" table:style-name="ce74">
            <text:p>268,628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4396" table:style-name="ce53">
            <text:p>64,396</text:p>
          </table:table-cell>
          <table:table-cell office:value-type="float" office:value="179145" table:style-name="ce11">
            <text:p>179,145</text:p>
          </table:table-cell>
          <table:table-cell office:value-type="float" office:value="89200" table:style-name="ce11">
            <text:p>89,200</text:p>
          </table:table-cell>
          <table:table-cell office:value-type="float" office:value="89945" table:style-name="ce10">
            <text:p>89,945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520" table:style-name="ce53">
            <text:p>9,520</text:p>
          </table:table-cell>
          <table:table-cell office:value-type="float" office:value="29160" table:style-name="ce50">
            <text:p>29,160</text:p>
          </table:table-cell>
          <table:table-cell office:value-type="float" office:value="15606" table:style-name="ce11">
            <text:p>15,606</text:p>
          </table:table-cell>
          <table:table-cell office:value-type="float" office:value="13554" table:style-name="ce10">
            <text:p>13,55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20" table:style-name="ce53">
            <text:p>10,720</text:p>
          </table:table-cell>
          <table:table-cell office:value-type="float" office:value="33568" table:style-name="ce50">
            <text:p>33,568</text:p>
          </table:table-cell>
          <table:table-cell office:value-type="float" office:value="17892" table:style-name="ce11">
            <text:p>17,892</text:p>
          </table:table-cell>
          <table:table-cell office:value-type="float" office:value="15676" table:style-name="ce10">
            <text:p>15,67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727" table:style-name="ce53">
            <text:p>33,727</text:p>
          </table:table-cell>
          <table:table-cell office:value-type="float" office:value="96899" table:style-name="ce50">
            <text:p>96,899</text:p>
          </table:table-cell>
          <table:table-cell office:value-type="float" office:value="48675" table:style-name="ce11">
            <text:p>48,675</text:p>
          </table:table-cell>
          <table:table-cell office:value-type="float" office:value="48224" table:style-name="ce10">
            <text:p>48,22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382" table:style-name="ce53">
            <text:p>26,382</text:p>
          </table:table-cell>
          <table:table-cell office:value-type="float" office:value="77460" table:style-name="ce50">
            <text:p>77,460</text:p>
          </table:table-cell>
          <table:table-cell office:value-type="float" office:value="39257" table:style-name="ce11">
            <text:p>39,257</text:p>
          </table:table-cell>
          <table:table-cell office:value-type="float" office:value="38203" table:style-name="ce10">
            <text:p>38,203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64" table:style-name="ce53">
            <text:p>4,464</text:p>
          </table:table-cell>
          <table:table-cell office:value-type="float" office:value="13195" table:style-name="ce50">
            <text:p>13,195</text:p>
          </table:table-cell>
          <table:table-cell office:value-type="float" office:value="7146" table:style-name="ce11">
            <text:p>7,146</text:p>
          </table:table-cell>
          <table:table-cell office:value-type="float" office:value="6049" table:style-name="ce10">
            <text:p>6,049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304" table:style-name="ce53">
            <text:p>18,304</text:p>
          </table:table-cell>
          <table:table-cell office:value-type="float" office:value="56663" table:style-name="ce50">
            <text:p>56,663</text:p>
          </table:table-cell>
          <table:table-cell office:value-type="float" office:value="29093" table:style-name="ce11">
            <text:p>29,093</text:p>
          </table:table-cell>
          <table:table-cell office:value-type="float" office:value="27570" table:style-name="ce10">
            <text:p>27,57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0" table:style-name="ce53">
            <text:p>6,500</text:p>
          </table:table-cell>
          <table:table-cell office:value-type="float" office:value="20047" table:style-name="ce50">
            <text:p>20,047</text:p>
          </table:table-cell>
          <table:table-cell office:value-type="float" office:value="10635" table:style-name="ce11">
            <text:p>10,635</text:p>
          </table:table-cell>
          <table:table-cell office:value-type="float" office:value="9412" table:style-name="ce10">
            <text:p>9,41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457" table:style-name="ce53">
            <text:p>5,457</text:p>
          </table:table-cell>
          <table:table-cell office:value-type="float" office:value="14455" table:style-name="ce50">
            <text:p>14,455</text:p>
          </table:table-cell>
          <table:table-cell office:value-type="float" office:value="7814" table:style-name="ce11">
            <text:p>7,814</text:p>
          </table:table-cell>
          <table:table-cell office:value-type="float" office:value="6641" table:style-name="ce10">
            <text:p>6,641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6" table:style-name="ce53">
            <text:p>3,126</text:p>
          </table:table-cell>
          <table:table-cell office:value-type="float" office:value="9483" table:style-name="ce50">
            <text:p>9,483</text:p>
          </table:table-cell>
          <table:table-cell office:value-type="float" office:value="5151" table:style-name="ce11">
            <text:p>5,151</text:p>
          </table:table-cell>
          <table:table-cell office:value-type="float" office:value="4332" table:style-name="ce10">
            <text:p>4,33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3" table:style-name="ce53">
            <text:p>2,073</text:p>
          </table:table-cell>
          <table:table-cell office:value-type="float" office:value="5570" table:style-name="ce50">
            <text:p>5,570</text:p>
          </table:table-cell>
          <table:table-cell office:value-type="float" office:value="3078" table:style-name="ce11">
            <text:p>3,078</text:p>
          </table:table-cell>
          <table:table-cell office:value-type="float" office:value="2492" table:style-name="ce10">
            <text:p>2,492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50" table:style-name="ce53">
            <text:p>2,850</text:p>
          </table:table-cell>
          <table:table-cell office:value-type="float" office:value="9402" table:style-name="ce50">
            <text:p>9,402</text:p>
          </table:table-cell>
          <table:table-cell office:value-type="float" office:value="4962" table:style-name="ce11">
            <text:p>4,962</text:p>
          </table:table-cell>
          <table:table-cell office:value-type="float" office:value="4440" table:style-name="ce10">
            <text:p>4,440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52" table:style-name="ce54">
            <text:p>1,752</text:p>
          </table:table-cell>
          <table:table-cell office:value-type="float" office:value="4533" table:style-name="ce52">
            <text:p>4,533</text:p>
          </table:table-cell>
          <table:table-cell office:value-type="float" office:value="2443" table:style-name="ce18">
            <text:p>2,443</text:p>
          </table:table-cell>
          <table:table-cell office:value-type="float" office:value="2090" table:style-name="ce17">
            <text:p>2,09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6749" table:style-name="ce72">
            <text:p>186,749</text:p>
          </table:table-cell>
          <table:table-cell office:value-type="float" office:value="556324" table:style-name="ce80">
            <text:p>556,324</text:p>
          </table:table-cell>
          <table:table-cell office:value-type="float" office:value="287015" table:style-name="ce80">
            <text:p>287,015</text:p>
          </table:table-cell>
          <table:table-cell office:value-type="float" office:value="269309" table:style-name="ce74">
            <text:p>269,3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133" table:style-name="ce53">
            <text:p>31,133</text:p>
          </table:table-cell>
          <table:table-cell office:value-type="float" office:value="89504" table:style-name="ce11">
            <text:p>89,504</text:p>
          </table:table-cell>
          <table:table-cell office:value-type="float" office:value="44706" table:style-name="ce11">
            <text:p>44,706</text:p>
          </table:table-cell>
          <table:table-cell office:value-type="float" office:value="44798" table:style-name="ce10">
            <text:p>44,798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317" table:style-name="ce53">
            <text:p>34,317</text:p>
          </table:table-cell>
          <table:table-cell office:value-type="float" office:value="103097" table:style-name="ce11">
            <text:p>103,097</text:p>
          </table:table-cell>
          <table:table-cell office:value-type="float" office:value="52061" table:style-name="ce11">
            <text:p>52,061</text:p>
          </table:table-cell>
          <table:table-cell office:value-type="float" office:value="51036" table:style-name="ce10">
            <text:p>51,03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618" table:style-name="ce53">
            <text:p>14,618</text:p>
          </table:table-cell>
          <table:table-cell office:value-type="float" office:value="46461" table:style-name="ce11">
            <text:p>46,461</text:p>
          </table:table-cell>
          <table:table-cell office:value-type="float" office:value="24203" table:style-name="ce11">
            <text:p>24,203</text:p>
          </table:table-cell>
          <table:table-cell office:value-type="float" office:value="22258" table:style-name="ce10">
            <text:p>22,2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89" table:style-name="ce53">
            <text:p>11,589</text:p>
          </table:table-cell>
          <table:table-cell office:value-type="float" office:value="35055" table:style-name="ce11">
            <text:p>35,055</text:p>
          </table:table-cell>
          <table:table-cell office:value-type="float" office:value="18499" table:style-name="ce11">
            <text:p>18,499</text:p>
          </table:table-cell>
          <table:table-cell office:value-type="float" office:value="16556" table:style-name="ce10">
            <text:p>16,5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8843" table:style-name="ce53">
            <text:p>28,843</text:p>
          </table:table-cell>
          <table:table-cell office:value-type="float" office:value="85256" table:style-name="ce11">
            <text:p>85,256</text:p>
          </table:table-cell>
          <table:table-cell office:value-type="float" office:value="43017" table:style-name="ce11">
            <text:p>43,017</text:p>
          </table:table-cell>
          <table:table-cell office:value-type="float" office:value="42239" table:style-name="ce10">
            <text:p>42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29" table:style-name="ce53">
            <text:p>11,929</text:p>
          </table:table-cell>
          <table:table-cell office:value-type="float" office:value="37039" table:style-name="ce11">
            <text:p>37,039</text:p>
          </table:table-cell>
          <table:table-cell office:value-type="float" office:value="19540" table:style-name="ce11">
            <text:p>19,540</text:p>
          </table:table-cell>
          <table:table-cell office:value-type="float" office:value="17499" table:style-name="ce10">
            <text:p>17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0" table:style-name="ce53">
            <text:p>6,050</text:p>
          </table:table-cell>
          <table:table-cell office:value-type="float" office:value="17334" table:style-name="ce11">
            <text:p>17,334</text:p>
          </table:table-cell>
          <table:table-cell office:value-type="float" office:value="9065" table:style-name="ce11">
            <text:p>9,065</text:p>
          </table:table-cell>
          <table:table-cell office:value-type="float" office:value="8269" table:style-name="ce10">
            <text:p>8,2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89" table:style-name="ce53">
            <text:p>5,389</text:p>
          </table:table-cell>
          <table:table-cell office:value-type="float" office:value="14886" table:style-name="ce11">
            <text:p>14,886</text:p>
          </table:table-cell>
          <table:table-cell office:value-type="float" office:value="7914" table:style-name="ce11">
            <text:p>7,914</text:p>
          </table:table-cell>
          <table:table-cell office:value-type="float" office:value="6972" table:style-name="ce10">
            <text:p>6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96" table:style-name="ce53">
            <text:p>10,696</text:p>
          </table:table-cell>
          <table:table-cell office:value-type="float" office:value="34025" table:style-name="ce11">
            <text:p>34,025</text:p>
          </table:table-cell>
          <table:table-cell office:value-type="float" office:value="17735" table:style-name="ce11">
            <text:p>17,735</text:p>
          </table:table-cell>
          <table:table-cell office:value-type="float" office:value="16290" table:style-name="ce10">
            <text:p>16,2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9" table:style-name="ce53">
            <text:p>6,159</text:p>
          </table:table-cell>
          <table:table-cell office:value-type="float" office:value="18347" table:style-name="ce11">
            <text:p>18,347</text:p>
          </table:table-cell>
          <table:table-cell office:value-type="float" office:value="9749" table:style-name="ce11">
            <text:p>9,749</text:p>
          </table:table-cell>
          <table:table-cell office:value-type="float" office:value="8598" table:style-name="ce10">
            <text:p>8,5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46" table:style-name="ce53">
            <text:p>3,946</text:p>
          </table:table-cell>
          <table:table-cell office:value-type="float" office:value="10281" table:style-name="ce11">
            <text:p>10,281</text:p>
          </table:table-cell>
          <table:table-cell office:value-type="float" office:value="5652" table:style-name="ce11">
            <text:p>5,652</text:p>
          </table:table-cell>
          <table:table-cell office:value-type="float" office:value="4629" table:style-name="ce10">
            <text:p>4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0" table:style-name="ce53">
            <text:p>3,650</text:p>
          </table:table-cell>
          <table:table-cell office:value-type="float" office:value="10966" table:style-name="ce11">
            <text:p>10,966</text:p>
          </table:table-cell>
          <table:table-cell office:value-type="float" office:value="5818" table:style-name="ce11">
            <text:p>5,818</text:p>
          </table:table-cell>
          <table:table-cell office:value-type="float" office:value="5148" table:style-name="ce10">
            <text:p>5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92" table:style-name="ce53">
            <text:p>5,592</text:p>
          </table:table-cell>
          <table:table-cell office:value-type="float" office:value="16695" table:style-name="ce11">
            <text:p>16,695</text:p>
          </table:table-cell>
          <table:table-cell office:value-type="float" office:value="8807" table:style-name="ce11">
            <text:p>8,807</text:p>
          </table:table-cell>
          <table:table-cell office:value-type="float" office:value="7888" table:style-name="ce10">
            <text:p>7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61" table:style-name="ce53">
            <text:p>2,661</text:p>
          </table:table-cell>
          <table:table-cell office:value-type="float" office:value="7236" table:style-name="ce11">
            <text:p>7,236</text:p>
          </table:table-cell>
          <table:table-cell office:value-type="float" office:value="4021" table:style-name="ce11">
            <text:p>4,021</text:p>
          </table:table-cell>
          <table:table-cell office:value-type="float" office:value="3215" table:style-name="ce10">
            <text:p>3,2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13" table:style-name="ce53">
            <text:p>4,113</text:p>
          </table:table-cell>
          <table:table-cell office:value-type="float" office:value="13037" table:style-name="ce11">
            <text:p>13,037</text:p>
          </table:table-cell>
          <table:table-cell office:value-type="float" office:value="6874" table:style-name="ce11">
            <text:p>6,874</text:p>
          </table:table-cell>
          <table:table-cell office:value-type="float" office:value="6163" table:style-name="ce10">
            <text:p>6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1" table:style-name="ce53">
            <text:p>2,401</text:p>
          </table:table-cell>
          <table:table-cell office:value-type="float" office:value="6808" table:style-name="ce11">
            <text:p>6,808</text:p>
          </table:table-cell>
          <table:table-cell office:value-type="float" office:value="3724" table:style-name="ce11">
            <text:p>3,724</text:p>
          </table:table-cell>
          <table:table-cell office:value-type="float" office:value="3084" table:style-name="ce10">
            <text:p>3,0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1" table:style-name="ce53">
            <text:p>1,711</text:p>
          </table:table-cell>
          <table:table-cell office:value-type="float" office:value="4444" table:style-name="ce11">
            <text:p>4,444</text:p>
          </table:table-cell>
          <table:table-cell office:value-type="float" office:value="2489" table:style-name="ce11">
            <text:p>2,489</text:p>
          </table:table-cell>
          <table:table-cell office:value-type="float" office:value="1955" table:style-name="ce10">
            <text:p>1,95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2" table:style-name="ce54">
            <text:p>1,952</text:p>
          </table:table-cell>
          <table:table-cell office:value-type="float" office:value="5853" table:style-name="ce18">
            <text:p>5,853</text:p>
          </table:table-cell>
          <table:table-cell office:value-type="float" office:value="3141" table:style-name="ce18">
            <text:p>3,141</text:p>
          </table:table-cell>
          <table:table-cell office:value-type="float" office:value="2712" table:style-name="ce17">
            <text:p>2,712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5572" table:style-name="ce72">
            <text:p>385,572</text:p>
          </table:table-cell>
          <table:table-cell office:value-type="float" office:value="1284423" table:style-name="ce80">
            <text:p>1,284,423</text:p>
          </table:table-cell>
          <table:table-cell office:value-type="float" office:value="655100" table:style-name="ce80">
            <text:p>655,100</text:p>
          </table:table-cell>
          <table:table-cell office:value-type="float" office:value="629323" table:style-name="ce74">
            <text:p>629,32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128" table:style-name="ce53">
            <text:p>76,128</text:p>
          </table:table-cell>
          <table:table-cell office:value-type="float" office:value="234159" table:style-name="ce11">
            <text:p>234,159</text:p>
          </table:table-cell>
          <table:table-cell office:value-type="float" office:value="115781" table:style-name="ce11">
            <text:p>115,781</text:p>
          </table:table-cell>
          <table:table-cell office:value-type="float" office:value="118378" table:style-name="ce10">
            <text:p>118,3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041" table:style-name="ce53">
            <text:p>39,041</text:p>
          </table:table-cell>
          <table:table-cell office:value-type="float" office:value="124690" table:style-name="ce11">
            <text:p>124,690</text:p>
          </table:table-cell>
          <table:table-cell office:value-type="float" office:value="61964" table:style-name="ce11">
            <text:p>61,964</text:p>
          </table:table-cell>
          <table:table-cell office:value-type="float" office:value="62726" table:style-name="ce10">
            <text:p>62,726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372" table:style-name="ce53">
            <text:p>24,372</text:p>
          </table:table-cell>
          <table:table-cell office:value-type="float" office:value="86688" table:style-name="ce11">
            <text:p>86,688</text:p>
          </table:table-cell>
          <table:table-cell office:value-type="float" office:value="44083" table:style-name="ce11">
            <text:p>44,083</text:p>
          </table:table-cell>
          <table:table-cell office:value-type="float" office:value="42605" table:style-name="ce10">
            <text:p>42,60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637" table:style-name="ce53">
            <text:p>26,637</text:p>
          </table:table-cell>
          <table:table-cell office:value-type="float" office:value="91106" table:style-name="ce11">
            <text:p>91,106</text:p>
          </table:table-cell>
          <table:table-cell office:value-type="float" office:value="46440" table:style-name="ce11">
            <text:p>46,440</text:p>
          </table:table-cell>
          <table:table-cell office:value-type="float" office:value="44666" table:style-name="ce10">
            <text:p>44,66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55" table:style-name="ce53">
            <text:p>10,655</text:p>
          </table:table-cell>
          <table:table-cell office:value-type="float" office:value="33300" table:style-name="ce11">
            <text:p>33,300</text:p>
          </table:table-cell>
          <table:table-cell office:value-type="float" office:value="16803" table:style-name="ce11">
            <text:p>16,803</text:p>
          </table:table-cell>
          <table:table-cell office:value-type="float" office:value="16497" table:style-name="ce10">
            <text:p>16,4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297" table:style-name="ce53">
            <text:p>16,297</text:p>
          </table:table-cell>
          <table:table-cell office:value-type="float" office:value="55694" table:style-name="ce11">
            <text:p>55,694</text:p>
          </table:table-cell>
          <table:table-cell office:value-type="float" office:value="28260" table:style-name="ce11">
            <text:p>28,260</text:p>
          </table:table-cell>
          <table:table-cell office:value-type="float" office:value="27434" table:style-name="ce10">
            <text:p>27,43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02" table:style-name="ce53">
            <text:p>13,102</text:p>
          </table:table-cell>
          <table:table-cell office:value-type="float" office:value="42007" table:style-name="ce11">
            <text:p>42,007</text:p>
          </table:table-cell>
          <table:table-cell office:value-type="float" office:value="21661" table:style-name="ce11">
            <text:p>21,661</text:p>
          </table:table-cell>
          <table:table-cell office:value-type="float" office:value="20346" table:style-name="ce10">
            <text:p>20,34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002" table:style-name="ce53">
            <text:p>15,002</text:p>
          </table:table-cell>
          <table:table-cell office:value-type="float" office:value="51271" table:style-name="ce11">
            <text:p>51,271</text:p>
          </table:table-cell>
          <table:table-cell office:value-type="float" office:value="26428" table:style-name="ce11">
            <text:p>26,428</text:p>
          </table:table-cell>
          <table:table-cell office:value-type="float" office:value="24843" table:style-name="ce10">
            <text:p>24,84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82" table:style-name="ce53">
            <text:p>4,382</text:p>
          </table:table-cell>
          <table:table-cell office:value-type="float" office:value="16864" table:style-name="ce11">
            <text:p>16,864</text:p>
          </table:table-cell>
          <table:table-cell office:value-type="float" office:value="8676" table:style-name="ce11">
            <text:p>8,676</text:p>
          </table:table-cell>
          <table:table-cell office:value-type="float" office:value="8188" table:style-name="ce10">
            <text:p>8,1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901" table:style-name="ce53">
            <text:p>9,901</text:p>
          </table:table-cell>
          <table:table-cell office:value-type="float" office:value="36815" table:style-name="ce11">
            <text:p>36,815</text:p>
          </table:table-cell>
          <table:table-cell office:value-type="float" office:value="18805" table:style-name="ce11">
            <text:p>18,805</text:p>
          </table:table-cell>
          <table:table-cell office:value-type="float" office:value="18010" table:style-name="ce10">
            <text:p>18,0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60" table:style-name="ce53">
            <text:p>12,760</text:p>
          </table:table-cell>
          <table:table-cell office:value-type="float" office:value="47411" table:style-name="ce11">
            <text:p>47,411</text:p>
          </table:table-cell>
          <table:table-cell office:value-type="float" office:value="24696" table:style-name="ce11">
            <text:p>24,696</text:p>
          </table:table-cell>
          <table:table-cell office:value-type="float" office:value="22715" table:style-name="ce10">
            <text:p>22,71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672" table:style-name="ce53">
            <text:p>10,672</text:p>
          </table:table-cell>
          <table:table-cell office:value-type="float" office:value="39354" table:style-name="ce11">
            <text:p>39,354</text:p>
          </table:table-cell>
          <table:table-cell office:value-type="float" office:value="20312" table:style-name="ce11">
            <text:p>20,312</text:p>
          </table:table-cell>
          <table:table-cell office:value-type="float" office:value="19042" table:style-name="ce10">
            <text:p>19,0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51" table:style-name="ce53">
            <text:p>14,051</text:p>
          </table:table-cell>
          <table:table-cell office:value-type="float" office:value="46043" table:style-name="ce11">
            <text:p>46,043</text:p>
          </table:table-cell>
          <table:table-cell office:value-type="float" office:value="23611" table:style-name="ce11">
            <text:p>23,611</text:p>
          </table:table-cell>
          <table:table-cell office:value-type="float" office:value="22432" table:style-name="ce10">
            <text:p>22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5" table:style-name="ce53">
            <text:p>6,825</text:p>
          </table:table-cell>
          <table:table-cell office:value-type="float" office:value="23738" table:style-name="ce11">
            <text:p>23,738</text:p>
          </table:table-cell>
          <table:table-cell office:value-type="float" office:value="12464" table:style-name="ce11">
            <text:p>12,464</text:p>
          </table:table-cell>
          <table:table-cell office:value-type="float" office:value="11274" table:style-name="ce10">
            <text:p>11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100" table:style-name="ce53">
            <text:p>11,100</text:p>
          </table:table-cell>
          <table:table-cell office:value-type="float" office:value="36833" table:style-name="ce11">
            <text:p>36,833</text:p>
          </table:table-cell>
          <table:table-cell office:value-type="float" office:value="19033" table:style-name="ce11">
            <text:p>19,033</text:p>
          </table:table-cell>
          <table:table-cell office:value-type="float" office:value="17800" table:style-name="ce10">
            <text:p>17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36" table:style-name="ce53">
            <text:p>9,036</text:p>
          </table:table-cell>
          <table:table-cell office:value-type="float" office:value="32659" table:style-name="ce11">
            <text:p>32,659</text:p>
          </table:table-cell>
          <table:table-cell office:value-type="float" office:value="17164" table:style-name="ce11">
            <text:p>17,164</text:p>
          </table:table-cell>
          <table:table-cell office:value-type="float" office:value="15495" table:style-name="ce10">
            <text:p>15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38" table:style-name="ce53">
            <text:p>10,538</text:p>
          </table:table-cell>
          <table:table-cell office:value-type="float" office:value="34831" table:style-name="ce11">
            <text:p>34,831</text:p>
          </table:table-cell>
          <table:table-cell office:value-type="float" office:value="17961" table:style-name="ce11">
            <text:p>17,961</text:p>
          </table:table-cell>
          <table:table-cell office:value-type="float" office:value="16870" table:style-name="ce10">
            <text:p>16,8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2" table:style-name="ce53">
            <text:p>10,932</text:p>
          </table:table-cell>
          <table:table-cell office:value-type="float" office:value="37598" table:style-name="ce11">
            <text:p>37,598</text:p>
          </table:table-cell>
          <table:table-cell office:value-type="float" office:value="19481" table:style-name="ce11">
            <text:p>19,481</text:p>
          </table:table-cell>
          <table:table-cell office:value-type="float" office:value="18117" table:style-name="ce10">
            <text:p>18,1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885" table:style-name="ce53">
            <text:p>12,885</text:p>
          </table:table-cell>
          <table:table-cell office:value-type="float" office:value="43305" table:style-name="ce11">
            <text:p>43,305</text:p>
          </table:table-cell>
          <table:table-cell office:value-type="float" office:value="22261" table:style-name="ce11">
            <text:p>22,261</text:p>
          </table:table-cell>
          <table:table-cell office:value-type="float" office:value="21044" table:style-name="ce10">
            <text:p>21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0" table:style-name="ce53">
            <text:p>5,290</text:p>
          </table:table-cell>
          <table:table-cell office:value-type="float" office:value="15390" table:style-name="ce11">
            <text:p>15,390</text:p>
          </table:table-cell>
          <table:table-cell office:value-type="float" office:value="8075" table:style-name="ce11">
            <text:p>8,075</text:p>
          </table:table-cell>
          <table:table-cell office:value-type="float" office:value="7315" table:style-name="ce10">
            <text:p>7,3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54" table:style-name="ce53">
            <text:p>7,954</text:p>
          </table:table-cell>
          <table:table-cell office:value-type="float" office:value="27497" table:style-name="ce11">
            <text:p>27,497</text:p>
          </table:table-cell>
          <table:table-cell office:value-type="float" office:value="14208" table:style-name="ce11">
            <text:p>14,208</text:p>
          </table:table-cell>
          <table:table-cell office:value-type="float" office:value="13289" table:style-name="ce10">
            <text:p>13,2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22" table:style-name="ce53">
            <text:p>9,022</text:p>
          </table:table-cell>
          <table:table-cell office:value-type="float" office:value="30661" table:style-name="ce11">
            <text:p>30,661</text:p>
          </table:table-cell>
          <table:table-cell office:value-type="float" office:value="15933" table:style-name="ce11">
            <text:p>15,933</text:p>
          </table:table-cell>
          <table:table-cell office:value-type="float" office:value="14728" table:style-name="ce10">
            <text:p>14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4" table:style-name="ce53">
            <text:p>10,134</text:p>
          </table:table-cell>
          <table:table-cell office:value-type="float" office:value="33844" table:style-name="ce11">
            <text:p>33,844</text:p>
          </table:table-cell>
          <table:table-cell office:value-type="float" office:value="17890" table:style-name="ce11">
            <text:p>17,890</text:p>
          </table:table-cell>
          <table:table-cell office:value-type="float" office:value="15954" table:style-name="ce10">
            <text:p>15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73" table:style-name="ce53">
            <text:p>5,273</text:p>
          </table:table-cell>
          <table:table-cell office:value-type="float" office:value="17112" table:style-name="ce11">
            <text:p>17,112</text:p>
          </table:table-cell>
          <table:table-cell office:value-type="float" office:value="9237" table:style-name="ce11">
            <text:p>9,237</text:p>
          </table:table-cell>
          <table:table-cell office:value-type="float" office:value="7875" table:style-name="ce10">
            <text:p>7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05" table:style-name="ce53">
            <text:p>4,605</text:p>
          </table:table-cell>
          <table:table-cell office:value-type="float" office:value="15373" table:style-name="ce11">
            <text:p>15,373</text:p>
          </table:table-cell>
          <table:table-cell office:value-type="float" office:value="8093" table:style-name="ce11">
            <text:p>8,093</text:p>
          </table:table-cell>
          <table:table-cell office:value-type="float" office:value="7280" table:style-name="ce10">
            <text:p>7,28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78" table:style-name="ce54">
            <text:p>8,978</text:p>
          </table:table-cell>
          <table:table-cell office:value-type="float" office:value="30180" table:style-name="ce18">
            <text:p>30,180</text:p>
          </table:table-cell>
          <table:table-cell office:value-type="float" office:value="15780" table:style-name="ce18">
            <text:p>15,780</text:p>
          </table:table-cell>
          <table:table-cell office:value-type="float" office:value="14400" table:style-name="ce17">
            <text:p>14,400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729" table:style-name="ce72">
            <text:p>177,729</text:p>
          </table:table-cell>
          <table:table-cell office:value-type="float" office:value="503261" table:style-name="ce80">
            <text:p>503,261</text:p>
          </table:table-cell>
          <table:table-cell office:value-type="float" office:value="257890" table:style-name="ce80">
            <text:p>257,890</text:p>
          </table:table-cell>
          <table:table-cell office:value-type="float" office:value="245371" table:style-name="ce74">
            <text:p>245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44" table:style-name="ce53">
            <text:p>34,644</text:p>
          </table:table-cell>
          <table:table-cell office:value-type="float" office:value="100665" table:style-name="ce11">
            <text:p>100,665</text:p>
          </table:table-cell>
          <table:table-cell office:value-type="float" office:value="50397" table:style-name="ce11">
            <text:p>50,397</text:p>
          </table:table-cell>
          <table:table-cell office:value-type="float" office:value="50268" table:style-name="ce10">
            <text:p>50,2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15" table:style-name="ce53">
            <text:p>29,015</text:p>
          </table:table-cell>
          <table:table-cell office:value-type="float" office:value="81435" table:style-name="ce11">
            <text:p>81,435</text:p>
          </table:table-cell>
          <table:table-cell office:value-type="float" office:value="40629" table:style-name="ce11">
            <text:p>40,629</text:p>
          </table:table-cell>
          <table:table-cell office:value-type="float" office:value="40806" table:style-name="ce10">
            <text:p>40,8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133" table:style-name="ce53">
            <text:p>33,133</text:p>
          </table:table-cell>
          <table:table-cell office:value-type="float" office:value="98180" table:style-name="ce11">
            <text:p>98,180</text:p>
          </table:table-cell>
          <table:table-cell office:value-type="float" office:value="49649" table:style-name="ce11">
            <text:p>49,649</text:p>
          </table:table-cell>
          <table:table-cell office:value-type="float" office:value="48531" table:style-name="ce10">
            <text:p>48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09" table:style-name="ce53">
            <text:p>20,109</text:p>
          </table:table-cell>
          <table:table-cell office:value-type="float" office:value="55373" table:style-name="ce11">
            <text:p>55,373</text:p>
          </table:table-cell>
          <table:table-cell office:value-type="float" office:value="28425" table:style-name="ce11">
            <text:p>28,425</text:p>
          </table:table-cell>
          <table:table-cell office:value-type="float" office:value="26948" table:style-name="ce10">
            <text:p>26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88" table:style-name="ce53">
            <text:p>4,288</text:p>
          </table:table-cell>
          <table:table-cell office:value-type="float" office:value="10923" table:style-name="ce11">
            <text:p>10,923</text:p>
          </table:table-cell>
          <table:table-cell office:value-type="float" office:value="5674" table:style-name="ce11">
            <text:p>5,674</text:p>
          </table:table-cell>
          <table:table-cell office:value-type="float" office:value="5249" table:style-name="ce10">
            <text:p>5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31" table:style-name="ce53">
            <text:p>12,631</text:p>
          </table:table-cell>
          <table:table-cell office:value-type="float" office:value="38996" table:style-name="ce11">
            <text:p>38,996</text:p>
          </table:table-cell>
          <table:table-cell office:value-type="float" office:value="20539" table:style-name="ce11">
            <text:p>20,539</text:p>
          </table:table-cell>
          <table:table-cell office:value-type="float" office:value="18457" table:style-name="ce10">
            <text:p>18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05" table:style-name="ce53">
            <text:p>7,905</text:p>
          </table:table-cell>
          <table:table-cell office:value-type="float" office:value="17874" table:style-name="ce11">
            <text:p>17,874</text:p>
          </table:table-cell>
          <table:table-cell office:value-type="float" office:value="9543" table:style-name="ce11">
            <text:p>9,543</text:p>
          </table:table-cell>
          <table:table-cell office:value-type="float" office:value="8331" table:style-name="ce10">
            <text:p>8,3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42" table:style-name="ce53">
            <text:p>5,642</text:p>
          </table:table-cell>
          <table:table-cell office:value-type="float" office:value="14990" table:style-name="ce11">
            <text:p>14,990</text:p>
          </table:table-cell>
          <table:table-cell office:value-type="float" office:value="8147" table:style-name="ce11">
            <text:p>8,147</text:p>
          </table:table-cell>
          <table:table-cell office:value-type="float" office:value="6843" table:style-name="ce10">
            <text:p>6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53" table:style-name="ce53">
            <text:p>5,753</text:p>
          </table:table-cell>
          <table:table-cell office:value-type="float" office:value="16057" table:style-name="ce11">
            <text:p>16,057</text:p>
          </table:table-cell>
          <table:table-cell office:value-type="float" office:value="8441" table:style-name="ce11">
            <text:p>8,441</text:p>
          </table:table-cell>
          <table:table-cell office:value-type="float" office:value="7616" table:style-name="ce10">
            <text:p>7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81" table:style-name="ce53">
            <text:p>7,281</text:p>
          </table:table-cell>
          <table:table-cell office:value-type="float" office:value="18911" table:style-name="ce11">
            <text:p>18,911</text:p>
          </table:table-cell>
          <table:table-cell office:value-type="float" office:value="10227" table:style-name="ce11">
            <text:p>10,227</text:p>
          </table:table-cell>
          <table:table-cell office:value-type="float" office:value="8684" table:style-name="ce10">
            <text:p>8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6" table:style-name="ce53">
            <text:p>7,156</text:p>
          </table:table-cell>
          <table:table-cell office:value-type="float" office:value="17933" table:style-name="ce11">
            <text:p>17,933</text:p>
          </table:table-cell>
          <table:table-cell office:value-type="float" office:value="9400" table:style-name="ce11">
            <text:p>9,400</text:p>
          </table:table-cell>
          <table:table-cell office:value-type="float" office:value="8533" table:style-name="ce10">
            <text:p>8,5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61" table:style-name="ce53">
            <text:p>5,261</text:p>
          </table:table-cell>
          <table:table-cell office:value-type="float" office:value="16288" table:style-name="ce11">
            <text:p>16,288</text:p>
          </table:table-cell>
          <table:table-cell office:value-type="float" office:value="8733" table:style-name="ce11">
            <text:p>8,733</text:p>
          </table:table-cell>
          <table:table-cell office:value-type="float" office:value="7555" table:style-name="ce10">
            <text:p>7,55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11" table:style-name="ce54">
            <text:p>4,911</text:p>
          </table:table-cell>
          <table:table-cell office:value-type="float" office:value="15636" table:style-name="ce18">
            <text:p>15,636</text:p>
          </table:table-cell>
          <table:table-cell office:value-type="float" office:value="8086" table:style-name="ce18">
            <text:p>8,086</text:p>
          </table:table-cell>
          <table:table-cell office:value-type="float" office:value="7550" table:style-name="ce17">
            <text:p>7,55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39882" table:style-name="ce72">
            <text:p>239,882</text:p>
          </table:table-cell>
          <table:table-cell office:value-type="float" office:value="692570" table:style-name="ce80">
            <text:p>692,570</text:p>
          </table:table-cell>
          <table:table-cell office:value-type="float" office:value="359510" table:style-name="ce80">
            <text:p>359,510</text:p>
          </table:table-cell>
          <table:table-cell office:value-type="float" office:value="333060" table:style-name="ce74">
            <text:p>333,0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092" table:style-name="ce53">
            <text:p>38,092</text:p>
          </table:table-cell>
          <table:table-cell office:value-type="float" office:value="108603" table:style-name="ce11">
            <text:p>108,603</text:p>
          </table:table-cell>
          <table:table-cell office:value-type="float" office:value="54072" table:style-name="ce11">
            <text:p>54,072</text:p>
          </table:table-cell>
          <table:table-cell office:value-type="float" office:value="54531" table:style-name="ce10">
            <text:p>54,5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40" table:style-name="ce53">
            <text:p>15,840</text:p>
          </table:table-cell>
          <table:table-cell office:value-type="float" office:value="45138" table:style-name="ce11">
            <text:p>45,138</text:p>
          </table:table-cell>
          <table:table-cell office:value-type="float" office:value="22943" table:style-name="ce11">
            <text:p>22,943</text:p>
          </table:table-cell>
          <table:table-cell office:value-type="float" office:value="22195" table:style-name="ce10">
            <text:p>22,1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905" table:style-name="ce53">
            <text:p>24,905</text:p>
          </table:table-cell>
          <table:table-cell office:value-type="float" office:value="70967" table:style-name="ce11">
            <text:p>70,967</text:p>
          </table:table-cell>
          <table:table-cell office:value-type="float" office:value="35963" table:style-name="ce11">
            <text:p>35,963</text:p>
          </table:table-cell>
          <table:table-cell office:value-type="float" office:value="35004" table:style-name="ce10">
            <text:p>35,0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43" table:style-name="ce53">
            <text:p>14,643</text:p>
          </table:table-cell>
          <table:table-cell office:value-type="float" office:value="46440" table:style-name="ce11">
            <text:p>46,440</text:p>
          </table:table-cell>
          <table:table-cell office:value-type="float" office:value="23488" table:style-name="ce11">
            <text:p>23,488</text:p>
          </table:table-cell>
          <table:table-cell office:value-type="float" office:value="22952" table:style-name="ce10">
            <text:p>22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44" table:style-name="ce53">
            <text:p>9,344</text:p>
          </table:table-cell>
          <table:table-cell office:value-type="float" office:value="29086" table:style-name="ce11">
            <text:p>29,086</text:p>
          </table:table-cell>
          <table:table-cell office:value-type="float" office:value="15179" table:style-name="ce11">
            <text:p>15,179</text:p>
          </table:table-cell>
          <table:table-cell office:value-type="float" office:value="13907" table:style-name="ce10">
            <text:p>13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893" table:style-name="ce53">
            <text:p>15,893</text:p>
          </table:table-cell>
          <table:table-cell office:value-type="float" office:value="40514" table:style-name="ce11">
            <text:p>40,514</text:p>
          </table:table-cell>
          <table:table-cell office:value-type="float" office:value="20947" table:style-name="ce11">
            <text:p>20,947</text:p>
          </table:table-cell>
          <table:table-cell office:value-type="float" office:value="19567" table:style-name="ce10">
            <text:p>19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70" table:style-name="ce53">
            <text:p>10,970</text:p>
          </table:table-cell>
          <table:table-cell office:value-type="float" office:value="31806" table:style-name="ce11">
            <text:p>31,806</text:p>
          </table:table-cell>
          <table:table-cell office:value-type="float" office:value="16764" table:style-name="ce11">
            <text:p>16,764</text:p>
          </table:table-cell>
          <table:table-cell office:value-type="float" office:value="15042" table:style-name="ce10">
            <text:p>15,0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700" table:style-name="ce53">
            <text:p>6,700</text:p>
          </table:table-cell>
          <table:table-cell office:value-type="float" office:value="19353" table:style-name="ce11">
            <text:p>19,353</text:p>
          </table:table-cell>
          <table:table-cell office:value-type="float" office:value="10384" table:style-name="ce11">
            <text:p>10,384</text:p>
          </table:table-cell>
          <table:table-cell office:value-type="float" office:value="8969" table:style-name="ce10">
            <text:p>8,9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0" table:style-name="ce53">
            <text:p>9,330</text:p>
          </table:table-cell>
          <table:table-cell office:value-type="float" office:value="28987" table:style-name="ce11">
            <text:p>28,987</text:p>
          </table:table-cell>
          <table:table-cell office:value-type="float" office:value="15217" table:style-name="ce11">
            <text:p>15,217</text:p>
          </table:table-cell>
          <table:table-cell office:value-type="float" office:value="13770" table:style-name="ce10">
            <text:p>13,7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00" table:style-name="ce53">
            <text:p>6,000</text:p>
          </table:table-cell>
          <table:table-cell office:value-type="float" office:value="18410" table:style-name="ce11">
            <text:p>18,410</text:p>
          </table:table-cell>
          <table:table-cell office:value-type="float" office:value="9637" table:style-name="ce11">
            <text:p>9,637</text:p>
          </table:table-cell>
          <table:table-cell office:value-type="float" office:value="8773" table:style-name="ce10">
            <text:p>8,7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41" table:style-name="ce53">
            <text:p>8,941</text:p>
          </table:table-cell>
          <table:table-cell office:value-type="float" office:value="27365" table:style-name="ce11">
            <text:p>27,365</text:p>
          </table:table-cell>
          <table:table-cell office:value-type="float" office:value="14629" table:style-name="ce11">
            <text:p>14,629</text:p>
          </table:table-cell>
          <table:table-cell office:value-type="float" office:value="12736" table:style-name="ce10">
            <text:p>12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0" table:style-name="ce53">
            <text:p>8,500</text:p>
          </table:table-cell>
          <table:table-cell office:value-type="float" office:value="24871" table:style-name="ce11">
            <text:p>24,871</text:p>
          </table:table-cell>
          <table:table-cell office:value-type="float" office:value="13147" table:style-name="ce11">
            <text:p>13,147</text:p>
          </table:table-cell>
          <table:table-cell office:value-type="float" office:value="11724" table:style-name="ce10">
            <text:p>11,7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260" table:style-name="ce53">
            <text:p>14,260</text:p>
          </table:table-cell>
          <table:table-cell office:value-type="float" office:value="45196" table:style-name="ce11">
            <text:p>45,196</text:p>
          </table:table-cell>
          <table:table-cell office:value-type="float" office:value="22737" table:style-name="ce11">
            <text:p>22,737</text:p>
          </table:table-cell>
          <table:table-cell office:value-type="float" office:value="22459" table:style-name="ce10">
            <text:p>22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35" table:style-name="ce53">
            <text:p>5,735</text:p>
          </table:table-cell>
          <table:table-cell office:value-type="float" office:value="15009" table:style-name="ce11">
            <text:p>15,009</text:p>
          </table:table-cell>
          <table:table-cell office:value-type="float" office:value="8277" table:style-name="ce11">
            <text:p>8,277</text:p>
          </table:table-cell>
          <table:table-cell office:value-type="float" office:value="6732" table:style-name="ce10">
            <text:p>6,7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1" table:style-name="ce53">
            <text:p>4,441</text:p>
          </table:table-cell>
          <table:table-cell office:value-type="float" office:value="13064" table:style-name="ce11">
            <text:p>13,064</text:p>
          </table:table-cell>
          <table:table-cell office:value-type="float" office:value="7043" table:style-name="ce11">
            <text:p>7,043</text:p>
          </table:table-cell>
          <table:table-cell office:value-type="float" office:value="6021" table:style-name="ce10">
            <text:p>6,0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06" table:style-name="ce53">
            <text:p>8,706</text:p>
          </table:table-cell>
          <table:table-cell office:value-type="float" office:value="24072" table:style-name="ce11">
            <text:p>24,072</text:p>
          </table:table-cell>
          <table:table-cell office:value-type="float" office:value="12888" table:style-name="ce11">
            <text:p>12,888</text:p>
          </table:table-cell>
          <table:table-cell office:value-type="float" office:value="11184" table:style-name="ce10">
            <text:p>11,1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4" table:style-name="ce53">
            <text:p>9,294</text:p>
          </table:table-cell>
          <table:table-cell office:value-type="float" office:value="26181" table:style-name="ce11">
            <text:p>26,181</text:p>
          </table:table-cell>
          <table:table-cell office:value-type="float" office:value="14323" table:style-name="ce11">
            <text:p>14,323</text:p>
          </table:table-cell>
          <table:table-cell office:value-type="float" office:value="11858" table:style-name="ce10">
            <text:p>11,8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811" table:style-name="ce53">
            <text:p>8,811</text:p>
          </table:table-cell>
          <table:table-cell office:value-type="float" office:value="23896" table:style-name="ce11">
            <text:p>23,896</text:p>
          </table:table-cell>
          <table:table-cell office:value-type="float" office:value="12954" table:style-name="ce11">
            <text:p>12,954</text:p>
          </table:table-cell>
          <table:table-cell office:value-type="float" office:value="10942" table:style-name="ce10">
            <text:p>10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496" table:style-name="ce53">
            <text:p>9,496</text:p>
          </table:table-cell>
          <table:table-cell office:value-type="float" office:value="27855" table:style-name="ce11">
            <text:p>27,855</text:p>
          </table:table-cell>
          <table:table-cell office:value-type="float" office:value="14812" table:style-name="ce11">
            <text:p>14,812</text:p>
          </table:table-cell>
          <table:table-cell office:value-type="float" office:value="13043" table:style-name="ce10">
            <text:p>13,043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81" table:style-name="ce54">
            <text:p>9,981</text:p>
          </table:table-cell>
          <table:table-cell office:value-type="float" office:value="25757" table:style-name="ce18">
            <text:p>25,757</text:p>
          </table:table-cell>
          <table:table-cell office:value-type="float" office:value="14106" table:style-name="ce18">
            <text:p>14,106</text:p>
          </table:table-cell>
          <table:table-cell office:value-type="float" office:value="11651" table:style-name="ce17">
            <text:p>11,651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646" table:style-name="ce72">
            <text:p>182,646</text:p>
          </table:table-cell>
          <table:table-cell office:value-type="float" office:value="513082" table:style-name="ce80">
            <text:p>513,082</text:p>
          </table:table-cell>
          <table:table-cell office:value-type="float" office:value="266990" table:style-name="ce80">
            <text:p>266,990</text:p>
          </table:table-cell>
          <table:table-cell office:value-type="float" office:value="246092" table:style-name="ce74">
            <text:p>246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789" table:style-name="ce53">
            <text:p>12,789</text:p>
          </table:table-cell>
          <table:table-cell office:value-type="float" office:value="37580" table:style-name="ce11">
            <text:p>37,580</text:p>
          </table:table-cell>
          <table:table-cell office:value-type="float" office:value="19314" table:style-name="ce11">
            <text:p>19,314</text:p>
          </table:table-cell>
          <table:table-cell office:value-type="float" office:value="18266" table:style-name="ce10">
            <text:p>18,2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95" table:style-name="ce53">
            <text:p>15,695</text:p>
          </table:table-cell>
          <table:table-cell office:value-type="float" office:value="42559" table:style-name="ce11">
            <text:p>42,559</text:p>
          </table:table-cell>
          <table:table-cell office:value-type="float" office:value="21537" table:style-name="ce11">
            <text:p>21,537</text:p>
          </table:table-cell>
          <table:table-cell office:value-type="float" office:value="21022" table:style-name="ce10">
            <text:p>21,0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69" table:style-name="ce53">
            <text:p>9,969</text:p>
          </table:table-cell>
          <table:table-cell office:value-type="float" office:value="27305" table:style-name="ce11">
            <text:p>27,305</text:p>
          </table:table-cell>
          <table:table-cell office:value-type="float" office:value="13953" table:style-name="ce11">
            <text:p>13,953</text:p>
          </table:table-cell>
          <table:table-cell office:value-type="float" office:value="13352" table:style-name="ce10">
            <text:p>13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389" table:style-name="ce53">
            <text:p>11,389</text:p>
          </table:table-cell>
          <table:table-cell office:value-type="float" office:value="31311" table:style-name="ce11">
            <text:p>31,311</text:p>
          </table:table-cell>
          <table:table-cell office:value-type="float" office:value="16032" table:style-name="ce11">
            <text:p>16,032</text:p>
          </table:table-cell>
          <table:table-cell office:value-type="float" office:value="15279" table:style-name="ce10">
            <text:p>15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781" table:style-name="ce53">
            <text:p>24,781</text:p>
          </table:table-cell>
          <table:table-cell office:value-type="float" office:value="71771" table:style-name="ce11">
            <text:p>71,771</text:p>
          </table:table-cell>
          <table:table-cell office:value-type="float" office:value="36778" table:style-name="ce11">
            <text:p>36,778</text:p>
          </table:table-cell>
          <table:table-cell office:value-type="float" office:value="34993" table:style-name="ce10">
            <text:p>34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64" table:style-name="ce53">
            <text:p>5,364</text:p>
          </table:table-cell>
          <table:table-cell office:value-type="float" office:value="14826" table:style-name="ce11">
            <text:p>14,826</text:p>
          </table:table-cell>
          <table:table-cell office:value-type="float" office:value="7925" table:style-name="ce11">
            <text:p>7,925</text:p>
          </table:table-cell>
          <table:table-cell office:value-type="float" office:value="6901" table:style-name="ce10">
            <text:p>6,9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35" table:style-name="ce53">
            <text:p>10,635</text:p>
          </table:table-cell>
          <table:table-cell office:value-type="float" office:value="32221" table:style-name="ce11">
            <text:p>32,221</text:p>
          </table:table-cell>
          <table:table-cell office:value-type="float" office:value="16969" table:style-name="ce11">
            <text:p>16,969</text:p>
          </table:table-cell>
          <table:table-cell office:value-type="float" office:value="15252" table:style-name="ce10">
            <text:p>15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910" table:style-name="ce53">
            <text:p>8,910</text:p>
          </table:table-cell>
          <table:table-cell office:value-type="float" office:value="23520" table:style-name="ce11">
            <text:p>23,520</text:p>
          </table:table-cell>
          <table:table-cell office:value-type="float" office:value="12497" table:style-name="ce11">
            <text:p>12,497</text:p>
          </table:table-cell>
          <table:table-cell office:value-type="float" office:value="11023" table:style-name="ce10">
            <text:p>11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63" table:style-name="ce53">
            <text:p>9,263</text:p>
          </table:table-cell>
          <table:table-cell office:value-type="float" office:value="25085" table:style-name="ce11">
            <text:p>25,085</text:p>
          </table:table-cell>
          <table:table-cell office:value-type="float" office:value="13288" table:style-name="ce11">
            <text:p>13,288</text:p>
          </table:table-cell>
          <table:table-cell office:value-type="float" office:value="11797" table:style-name="ce10">
            <text:p>11,7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36" table:style-name="ce53">
            <text:p>7,436</text:p>
          </table:table-cell>
          <table:table-cell office:value-type="float" office:value="18635" table:style-name="ce11">
            <text:p>18,635</text:p>
          </table:table-cell>
          <table:table-cell office:value-type="float" office:value="9684" table:style-name="ce11">
            <text:p>9,684</text:p>
          </table:table-cell>
          <table:table-cell office:value-type="float" office:value="8951" table:style-name="ce10">
            <text:p>8,9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4" table:style-name="ce53">
            <text:p>5,774</text:p>
          </table:table-cell>
          <table:table-cell office:value-type="float" office:value="15664" table:style-name="ce11">
            <text:p>15,664</text:p>
          </table:table-cell>
          <table:table-cell office:value-type="float" office:value="8416" table:style-name="ce11">
            <text:p>8,416</text:p>
          </table:table-cell>
          <table:table-cell office:value-type="float" office:value="7248" table:style-name="ce10">
            <text:p>7,2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56" table:style-name="ce53">
            <text:p>18,056</text:p>
          </table:table-cell>
          <table:table-cell office:value-type="float" office:value="49864" table:style-name="ce11">
            <text:p>49,864</text:p>
          </table:table-cell>
          <table:table-cell office:value-type="float" office:value="25726" table:style-name="ce11">
            <text:p>25,726</text:p>
          </table:table-cell>
          <table:table-cell office:value-type="float" office:value="24138" table:style-name="ce10">
            <text:p>24,1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72" table:style-name="ce53">
            <text:p>15,972</text:p>
          </table:table-cell>
          <table:table-cell office:value-type="float" office:value="45136" table:style-name="ce11">
            <text:p>45,136</text:p>
          </table:table-cell>
          <table:table-cell office:value-type="float" office:value="23495" table:style-name="ce11">
            <text:p>23,495</text:p>
          </table:table-cell>
          <table:table-cell office:value-type="float" office:value="21641" table:style-name="ce10">
            <text:p>21,6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3" table:style-name="ce53">
            <text:p>11,713</text:p>
          </table:table-cell>
          <table:table-cell office:value-type="float" office:value="36080" table:style-name="ce11">
            <text:p>36,080</text:p>
          </table:table-cell>
          <table:table-cell office:value-type="float" office:value="19243" table:style-name="ce11">
            <text:p>19,243</text:p>
          </table:table-cell>
          <table:table-cell office:value-type="float" office:value="16837" table:style-name="ce10">
            <text:p>16,8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5" table:style-name="ce53">
            <text:p>6,755</text:p>
          </table:table-cell>
          <table:table-cell office:value-type="float" office:value="19640" table:style-name="ce11">
            <text:p>19,640</text:p>
          </table:table-cell>
          <table:table-cell office:value-type="float" office:value="10462" table:style-name="ce11">
            <text:p>10,462</text:p>
          </table:table-cell>
          <table:table-cell office:value-type="float" office:value="9178" table:style-name="ce10">
            <text:p>9,1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64" table:style-name="ce53">
            <text:p>4,264</text:p>
          </table:table-cell>
          <table:table-cell office:value-type="float" office:value="11666" table:style-name="ce11">
            <text:p>11,666</text:p>
          </table:table-cell>
          <table:table-cell office:value-type="float" office:value="6314" table:style-name="ce11">
            <text:p>6,314</text:p>
          </table:table-cell>
          <table:table-cell office:value-type="float" office:value="5352" table:style-name="ce10">
            <text:p>5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42" table:style-name="ce53">
            <text:p>1,942</text:p>
          </table:table-cell>
          <table:table-cell office:value-type="float" office:value="4585" table:style-name="ce11">
            <text:p>4,585</text:p>
          </table:table-cell>
          <table:table-cell office:value-type="float" office:value="2381" table:style-name="ce11">
            <text:p>2,381</text:p>
          </table:table-cell>
          <table:table-cell office:value-type="float" office:value="2204" table:style-name="ce10">
            <text:p>2,20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39" table:style-name="ce54">
            <text:p>1,939</text:p>
          </table:table-cell>
          <table:table-cell office:value-type="float" office:value="5634" table:style-name="ce18">
            <text:p>5,634</text:p>
          </table:table-cell>
          <table:table-cell office:value-type="float" office:value="2976" table:style-name="ce18">
            <text:p>2,976</text:p>
          </table:table-cell>
          <table:table-cell office:value-type="float" office:value="2658" table:style-name="ce17">
            <text:p>2,65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320" table:style-name="ce72">
            <text:p>286,320</text:p>
          </table:table-cell>
          <table:table-cell office:value-type="float" office:value="832489" table:style-name="ce80">
            <text:p>832,489</text:p>
          </table:table-cell>
          <table:table-cell office:value-type="float" office:value="425970" table:style-name="ce80">
            <text:p>425,970</text:p>
          </table:table-cell>
          <table:table-cell office:value-type="float" office:value="406519" table:style-name="ce74">
            <text:p>406,5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100" table:style-name="ce53">
            <text:p>74,100</text:p>
          </table:table-cell>
          <table:table-cell office:value-type="float" office:value="200995" table:style-name="ce11">
            <text:p>200,995</text:p>
          </table:table-cell>
          <table:table-cell office:value-type="float" office:value="99463" table:style-name="ce11">
            <text:p>99,463</text:p>
          </table:table-cell>
          <table:table-cell office:value-type="float" office:value="101532" table:style-name="ce10">
            <text:p>101,5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45" table:style-name="ce53">
            <text:p>19,445</text:p>
          </table:table-cell>
          <table:table-cell office:value-type="float" office:value="54648" table:style-name="ce11">
            <text:p>54,648</text:p>
          </table:table-cell>
          <table:table-cell office:value-type="float" office:value="27302" table:style-name="ce11">
            <text:p>27,302</text:p>
          </table:table-cell>
          <table:table-cell office:value-type="float" office:value="27346" table:style-name="ce10">
            <text:p>27,3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712" table:style-name="ce53">
            <text:p>16,712</text:p>
          </table:table-cell>
          <table:table-cell office:value-type="float" office:value="48051" table:style-name="ce11">
            <text:p>48,051</text:p>
          </table:table-cell>
          <table:table-cell office:value-type="float" office:value="24298" table:style-name="ce11">
            <text:p>24,298</text:p>
          </table:table-cell>
          <table:table-cell office:value-type="float" office:value="23753" table:style-name="ce10">
            <text:p>23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44" table:style-name="ce53">
            <text:p>11,544</text:p>
          </table:table-cell>
          <table:table-cell office:value-type="float" office:value="30653" table:style-name="ce11">
            <text:p>30,653</text:p>
          </table:table-cell>
          <table:table-cell office:value-type="float" office:value="15726" table:style-name="ce11">
            <text:p>15,726</text:p>
          </table:table-cell>
          <table:table-cell office:value-type="float" office:value="14927" table:style-name="ce10">
            <text:p>14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44" table:style-name="ce53">
            <text:p>14,944</text:p>
          </table:table-cell>
          <table:table-cell office:value-type="float" office:value="51077" table:style-name="ce11">
            <text:p>51,077</text:p>
          </table:table-cell>
          <table:table-cell office:value-type="float" office:value="26475" table:style-name="ce11">
            <text:p>26,475</text:p>
          </table:table-cell>
          <table:table-cell office:value-type="float" office:value="24602" table:style-name="ce10">
            <text:p>24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39" table:style-name="ce53">
            <text:p>10,139</text:p>
          </table:table-cell>
          <table:table-cell office:value-type="float" office:value="30029" table:style-name="ce11">
            <text:p>30,029</text:p>
          </table:table-cell>
          <table:table-cell office:value-type="float" office:value="15642" table:style-name="ce11">
            <text:p>15,642</text:p>
          </table:table-cell>
          <table:table-cell office:value-type="float" office:value="14387" table:style-name="ce10">
            <text:p>14,3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10" table:style-name="ce53">
            <text:p>3,810</text:p>
          </table:table-cell>
          <table:table-cell office:value-type="float" office:value="11125" table:style-name="ce11">
            <text:p>11,125</text:p>
          </table:table-cell>
          <table:table-cell office:value-type="float" office:value="5772" table:style-name="ce11">
            <text:p>5,772</text:p>
          </table:table-cell>
          <table:table-cell office:value-type="float" office:value="5353" table:style-name="ce10">
            <text:p>5,3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73" table:style-name="ce53">
            <text:p>6,973</text:p>
          </table:table-cell>
          <table:table-cell office:value-type="float" office:value="22098" table:style-name="ce11">
            <text:p>22,098</text:p>
          </table:table-cell>
          <table:table-cell office:value-type="float" office:value="11435" table:style-name="ce11">
            <text:p>11,435</text:p>
          </table:table-cell>
          <table:table-cell office:value-type="float" office:value="10663" table:style-name="ce10">
            <text:p>10,6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84" table:style-name="ce53">
            <text:p>8,184</text:p>
          </table:table-cell>
          <table:table-cell office:value-type="float" office:value="26730" table:style-name="ce11">
            <text:p>26,730</text:p>
          </table:table-cell>
          <table:table-cell office:value-type="float" office:value="13602" table:style-name="ce11">
            <text:p>13,602</text:p>
          </table:table-cell>
          <table:table-cell office:value-type="float" office:value="13128" table:style-name="ce10">
            <text:p>13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8" table:style-name="ce53">
            <text:p>7,858</text:p>
          </table:table-cell>
          <table:table-cell office:value-type="float" office:value="26118" table:style-name="ce11">
            <text:p>26,118</text:p>
          </table:table-cell>
          <table:table-cell office:value-type="float" office:value="13581" table:style-name="ce11">
            <text:p>13,581</text:p>
          </table:table-cell>
          <table:table-cell office:value-type="float" office:value="12537" table:style-name="ce10">
            <text:p>12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93" table:style-name="ce53">
            <text:p>9,293</text:p>
          </table:table-cell>
          <table:table-cell office:value-type="float" office:value="24716" table:style-name="ce11">
            <text:p>24,716</text:p>
          </table:table-cell>
          <table:table-cell office:value-type="float" office:value="13142" table:style-name="ce11">
            <text:p>13,142</text:p>
          </table:table-cell>
          <table:table-cell office:value-type="float" office:value="11574" table:style-name="ce10">
            <text:p>11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1" table:style-name="ce53">
            <text:p>6,511</text:p>
          </table:table-cell>
          <table:table-cell office:value-type="float" office:value="20619" table:style-name="ce11">
            <text:p>20,619</text:p>
          </table:table-cell>
          <table:table-cell office:value-type="float" office:value="10795" table:style-name="ce11">
            <text:p>10,795</text:p>
          </table:table-cell>
          <table:table-cell office:value-type="float" office:value="9824" table:style-name="ce10">
            <text:p>9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612" table:style-name="ce53">
            <text:p>18,612</text:p>
          </table:table-cell>
          <table:table-cell office:value-type="float" office:value="54901" table:style-name="ce11">
            <text:p>54,901</text:p>
          </table:table-cell>
          <table:table-cell office:value-type="float" office:value="28394" table:style-name="ce11">
            <text:p>28,394</text:p>
          </table:table-cell>
          <table:table-cell office:value-type="float" office:value="26507" table:style-name="ce10">
            <text:p>26,5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30" table:style-name="ce53">
            <text:p>5,630</text:p>
          </table:table-cell>
          <table:table-cell office:value-type="float" office:value="17244" table:style-name="ce11">
            <text:p>17,244</text:p>
          </table:table-cell>
          <table:table-cell office:value-type="float" office:value="9156" table:style-name="ce11">
            <text:p>9,156</text:p>
          </table:table-cell>
          <table:table-cell office:value-type="float" office:value="8088" table:style-name="ce10">
            <text:p>8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19" table:style-name="ce53">
            <text:p>3,419</text:p>
          </table:table-cell>
          <table:table-cell office:value-type="float" office:value="9861" table:style-name="ce11">
            <text:p>9,861</text:p>
          </table:table-cell>
          <table:table-cell office:value-type="float" office:value="5236" table:style-name="ce11">
            <text:p>5,236</text:p>
          </table:table-cell>
          <table:table-cell office:value-type="float" office:value="4625" table:style-name="ce10">
            <text:p>4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24" table:style-name="ce53">
            <text:p>8,524</text:p>
          </table:table-cell>
          <table:table-cell office:value-type="float" office:value="24709" table:style-name="ce11">
            <text:p>24,709</text:p>
          </table:table-cell>
          <table:table-cell office:value-type="float" office:value="12950" table:style-name="ce11">
            <text:p>12,950</text:p>
          </table:table-cell>
          <table:table-cell office:value-type="float" office:value="11759" table:style-name="ce10">
            <text:p>11,7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11" table:style-name="ce53">
            <text:p>11,811</text:p>
          </table:table-cell>
          <table:table-cell office:value-type="float" office:value="35458" table:style-name="ce11">
            <text:p>35,458</text:p>
          </table:table-cell>
          <table:table-cell office:value-type="float" office:value="18407" table:style-name="ce11">
            <text:p>18,407</text:p>
          </table:table-cell>
          <table:table-cell office:value-type="float" office:value="17051" table:style-name="ce10">
            <text:p>17,0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3" table:style-name="ce53">
            <text:p>4,483</text:p>
          </table:table-cell>
          <table:table-cell office:value-type="float" office:value="15821" table:style-name="ce11">
            <text:p>15,821</text:p>
          </table:table-cell>
          <table:table-cell office:value-type="float" office:value="8031" table:style-name="ce11">
            <text:p>8,031</text:p>
          </table:table-cell>
          <table:table-cell office:value-type="float" office:value="7790" table:style-name="ce10">
            <text:p>7,7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56" table:style-name="ce53">
            <text:p>6,756</text:p>
          </table:table-cell>
          <table:table-cell office:value-type="float" office:value="18192" table:style-name="ce11">
            <text:p>18,192</text:p>
          </table:table-cell>
          <table:table-cell office:value-type="float" office:value="9309" table:style-name="ce11">
            <text:p>9,309</text:p>
          </table:table-cell>
          <table:table-cell office:value-type="float" office:value="8883" table:style-name="ce10">
            <text:p>8,8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4" table:style-name="ce53">
            <text:p>3,704</text:p>
          </table:table-cell>
          <table:table-cell office:value-type="float" office:value="10737" table:style-name="ce11">
            <text:p>10,737</text:p>
          </table:table-cell>
          <table:table-cell office:value-type="float" office:value="5510" table:style-name="ce11">
            <text:p>5,510</text:p>
          </table:table-cell>
          <table:table-cell office:value-type="float" office:value="5227" table:style-name="ce10">
            <text:p>5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6" table:style-name="ce53">
            <text:p>6,986</text:p>
          </table:table-cell>
          <table:table-cell office:value-type="float" office:value="19544" table:style-name="ce11">
            <text:p>19,544</text:p>
          </table:table-cell>
          <table:table-cell office:value-type="float" office:value="10143" table:style-name="ce11">
            <text:p>10,143</text:p>
          </table:table-cell>
          <table:table-cell office:value-type="float" office:value="9401" table:style-name="ce10">
            <text:p>9,4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65" table:style-name="ce53">
            <text:p>4,465</text:p>
          </table:table-cell>
          <table:table-cell office:value-type="float" office:value="12379" table:style-name="ce11">
            <text:p>12,379</text:p>
          </table:table-cell>
          <table:table-cell office:value-type="float" office:value="6809" table:style-name="ce11">
            <text:p>6,809</text:p>
          </table:table-cell>
          <table:table-cell office:value-type="float" office:value="5570" table:style-name="ce10">
            <text:p>5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64" table:style-name="ce53">
            <text:p>3,464</text:p>
          </table:table-cell>
          <table:table-cell office:value-type="float" office:value="8663" table:style-name="ce11">
            <text:p>8,663</text:p>
          </table:table-cell>
          <table:table-cell office:value-type="float" office:value="4664" table:style-name="ce11">
            <text:p>4,664</text:p>
          </table:table-cell>
          <table:table-cell office:value-type="float" office:value="3999" table:style-name="ce10">
            <text:p>3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0" table:style-name="ce53">
            <text:p>3,010</text:p>
          </table:table-cell>
          <table:table-cell office:value-type="float" office:value="7808" table:style-name="ce11">
            <text:p>7,808</text:p>
          </table:table-cell>
          <table:table-cell office:value-type="float" office:value="4245" table:style-name="ce11">
            <text:p>4,245</text:p>
          </table:table-cell>
          <table:table-cell office:value-type="float" office:value="3563" table:style-name="ce10">
            <text:p>3,5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3" table:style-name="ce53">
            <text:p>2,113</text:p>
          </table:table-cell>
          <table:table-cell office:value-type="float" office:value="5456" table:style-name="ce11">
            <text:p>5,456</text:p>
          </table:table-cell>
          <table:table-cell office:value-type="float" office:value="2914" table:style-name="ce11">
            <text:p>2,914</text:p>
          </table:table-cell>
          <table:table-cell office:value-type="float" office:value="2542" table:style-name="ce10">
            <text:p>2,5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12" table:style-name="ce53">
            <text:p>2,312</text:p>
          </table:table-cell>
          <table:table-cell office:value-type="float" office:value="7631" table:style-name="ce11">
            <text:p>7,631</text:p>
          </table:table-cell>
          <table:table-cell office:value-type="float" office:value="3842" table:style-name="ce11">
            <text:p>3,842</text:p>
          </table:table-cell>
          <table:table-cell office:value-type="float" office:value="3789" table:style-name="ce10">
            <text:p>3,7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5" table:style-name="ce53">
            <text:p>1,055</text:p>
          </table:table-cell>
          <table:table-cell office:value-type="float" office:value="3244" table:style-name="ce11">
            <text:p>3,244</text:p>
          </table:table-cell>
          <table:table-cell office:value-type="float" office:value="1669" table:style-name="ce11">
            <text:p>1,669</text:p>
          </table:table-cell>
          <table:table-cell office:value-type="float" office:value="1575" table:style-name="ce10">
            <text:p>1,5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51" table:style-name="ce53">
            <text:p>2,051</text:p>
          </table:table-cell>
          <table:table-cell office:value-type="float" office:value="6741" table:style-name="ce11">
            <text:p>6,741</text:p>
          </table:table-cell>
          <table:table-cell office:value-type="float" office:value="3428" table:style-name="ce11">
            <text:p>3,428</text:p>
          </table:table-cell>
          <table:table-cell office:value-type="float" office:value="3313" table:style-name="ce10">
            <text:p>3,31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8" table:style-name="ce53">
            <text:p>1,328</text:p>
          </table:table-cell>
          <table:table-cell office:value-type="float" office:value="5240" table:style-name="ce11">
            <text:p>5,240</text:p>
          </table:table-cell>
          <table:table-cell office:value-type="float" office:value="2757" table:style-name="ce11">
            <text:p>2,757</text:p>
          </table:table-cell>
          <table:table-cell office:value-type="float" office:value="2483" table:style-name="ce10">
            <text:p>2,4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27" table:style-name="ce53">
            <text:p>2,227</text:p>
          </table:table-cell>
          <table:table-cell office:value-type="float" office:value="7477" table:style-name="ce11">
            <text:p>7,477</text:p>
          </table:table-cell>
          <table:table-cell office:value-type="float" office:value="3798" table:style-name="ce11">
            <text:p>3,798</text:p>
          </table:table-cell>
          <table:table-cell office:value-type="float" office:value="3679" table:style-name="ce10">
            <text:p>3,6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90" table:style-name="ce53">
            <text:p>1,390</text:p>
          </table:table-cell>
          <table:table-cell office:value-type="float" office:value="4833" table:style-name="ce11">
            <text:p>4,833</text:p>
          </table:table-cell>
          <table:table-cell office:value-type="float" office:value="2486" table:style-name="ce11">
            <text:p>2,486</text:p>
          </table:table-cell>
          <table:table-cell office:value-type="float" office:value="2347" table:style-name="ce10">
            <text:p>2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55" table:style-name="ce53">
            <text:p>1,555</text:p>
          </table:table-cell>
          <table:table-cell office:value-type="float" office:value="4796" table:style-name="ce11">
            <text:p>4,796</text:p>
          </table:table-cell>
          <table:table-cell office:value-type="float" office:value="2486" table:style-name="ce11">
            <text:p>2,486</text:p>
          </table:table-cell>
          <table:table-cell office:value-type="float" office:value="2310" table:style-name="ce10">
            <text:p>2,31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912" table:style-name="ce54">
            <text:p>1,912</text:p>
          </table:table-cell>
          <table:table-cell office:value-type="float" office:value="4895" table:style-name="ce18">
            <text:p>4,895</text:p>
          </table:table-cell>
          <table:table-cell office:value-type="float" office:value="2503" table:style-name="ce18">
            <text:p>2,503</text:p>
          </table:table-cell>
          <table:table-cell office:value-type="float" office:value="2392" table:style-name="ce17">
            <text:p>2,392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755" table:style-name="ce72">
            <text:p>82,755</text:p>
          </table:table-cell>
          <table:table-cell office:value-type="float" office:value="220083" table:style-name="ce80">
            <text:p>220,083</text:p>
          </table:table-cell>
          <table:table-cell office:value-type="float" office:value="113739" table:style-name="ce80">
            <text:p>113,739</text:p>
          </table:table-cell>
          <table:table-cell office:value-type="float" office:value="106344" table:style-name="ce74">
            <text:p>106,3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687" table:style-name="ce53">
            <text:p>39,687</text:p>
          </table:table-cell>
          <table:table-cell office:value-type="float" office:value="106270" table:style-name="ce11">
            <text:p>106,270</text:p>
          </table:table-cell>
          <table:table-cell office:value-type="float" office:value="53269" table:style-name="ce11">
            <text:p>53,269</text:p>
          </table:table-cell>
          <table:table-cell office:value-type="float" office:value="53001" table:style-name="ce10">
            <text:p>53,0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7" table:style-name="ce53">
            <text:p>5,407</text:p>
          </table:table-cell>
          <table:table-cell office:value-type="float" office:value="14337" table:style-name="ce11">
            <text:p>14,337</text:p>
          </table:table-cell>
          <table:table-cell office:value-type="float" office:value="7572" table:style-name="ce11">
            <text:p>7,572</text:p>
          </table:table-cell>
          <table:table-cell office:value-type="float" office:value="6765" table:style-name="ce10">
            <text:p>6,7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7" table:style-name="ce53">
            <text:p>3,177</text:p>
          </table:table-cell>
          <table:table-cell office:value-type="float" office:value="8770" table:style-name="ce11">
            <text:p>8,770</text:p>
          </table:table-cell>
          <table:table-cell office:value-type="float" office:value="4566" table:style-name="ce11">
            <text:p>4,566</text:p>
          </table:table-cell>
          <table:table-cell office:value-type="float" office:value="4204" table:style-name="ce10">
            <text:p>4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699" table:style-name="ce53">
            <text:p>6,699</text:p>
          </table:table-cell>
          <table:table-cell office:value-type="float" office:value="17431" table:style-name="ce11">
            <text:p>17,431</text:p>
          </table:table-cell>
          <table:table-cell office:value-type="float" office:value="9211" table:style-name="ce11">
            <text:p>9,211</text:p>
          </table:table-cell>
          <table:table-cell office:value-type="float" office:value="8220" table:style-name="ce10">
            <text:p>8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98" table:style-name="ce53">
            <text:p>2,498</text:p>
          </table:table-cell>
          <table:table-cell office:value-type="float" office:value="6131" table:style-name="ce11">
            <text:p>6,131</text:p>
          </table:table-cell>
          <table:table-cell office:value-type="float" office:value="3204" table:style-name="ce11">
            <text:p>3,204</text:p>
          </table:table-cell>
          <table:table-cell office:value-type="float" office:value="2927" table:style-name="ce10">
            <text:p>2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56" table:style-name="ce53">
            <text:p>4,656</text:p>
          </table:table-cell>
          <table:table-cell office:value-type="float" office:value="11193" table:style-name="ce11">
            <text:p>11,193</text:p>
          </table:table-cell>
          <table:table-cell office:value-type="float" office:value="5968" table:style-name="ce11">
            <text:p>5,968</text:p>
          </table:table-cell>
          <table:table-cell office:value-type="float" office:value="5225" table:style-name="ce10">
            <text:p>5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59" table:style-name="ce53">
            <text:p>3,759</text:p>
          </table:table-cell>
          <table:table-cell office:value-type="float" office:value="8591" table:style-name="ce11">
            <text:p>8,591</text:p>
          </table:table-cell>
          <table:table-cell office:value-type="float" office:value="4764" table:style-name="ce11">
            <text:p>4,764</text:p>
          </table:table-cell>
          <table:table-cell office:value-type="float" office:value="3827" table:style-name="ce10">
            <text:p>3,8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2" table:style-name="ce53">
            <text:p>2,922</text:p>
          </table:table-cell>
          <table:table-cell office:value-type="float" office:value="7293" table:style-name="ce11">
            <text:p>7,293</text:p>
          </table:table-cell>
          <table:table-cell office:value-type="float" office:value="4127" table:style-name="ce11">
            <text:p>4,127</text:p>
          </table:table-cell>
          <table:table-cell office:value-type="float" office:value="3166" table:style-name="ce10">
            <text:p>3,1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50" table:style-name="ce53">
            <text:p>3,050</text:p>
          </table:table-cell>
          <table:table-cell office:value-type="float" office:value="7982" table:style-name="ce11">
            <text:p>7,982</text:p>
          </table:table-cell>
          <table:table-cell office:value-type="float" office:value="4261" table:style-name="ce11">
            <text:p>4,261</text:p>
          </table:table-cell>
          <table:table-cell office:value-type="float" office:value="3721" table:style-name="ce10">
            <text:p>3,7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20" table:style-name="ce53">
            <text:p>3,220</text:p>
          </table:table-cell>
          <table:table-cell office:value-type="float" office:value="8280" table:style-name="ce11">
            <text:p>8,280</text:p>
          </table:table-cell>
          <table:table-cell office:value-type="float" office:value="4312" table:style-name="ce11">
            <text:p>4,312</text:p>
          </table:table-cell>
          <table:table-cell office:value-type="float" office:value="3968" table:style-name="ce10">
            <text:p>3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23" table:style-name="ce53">
            <text:p>1,123</text:p>
          </table:table-cell>
          <table:table-cell office:value-type="float" office:value="3804" table:style-name="ce11">
            <text:p>3,804</text:p>
          </table:table-cell>
          <table:table-cell office:value-type="float" office:value="1996" table:style-name="ce11">
            <text:p>1,996</text:p>
          </table:table-cell>
          <table:table-cell office:value-type="float" office:value="1808" table:style-name="ce10">
            <text:p>1,80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71" table:style-name="ce53">
            <text:p>1,071</text:p>
          </table:table-cell>
          <table:table-cell office:value-type="float" office:value="3527" table:style-name="ce11">
            <text:p>3,527</text:p>
          </table:table-cell>
          <table:table-cell office:value-type="float" office:value="1895" table:style-name="ce11">
            <text:p>1,895</text:p>
          </table:table-cell>
          <table:table-cell office:value-type="float" office:value="1632" table:style-name="ce10">
            <text:p>1,6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89" table:style-name="ce53">
            <text:p>1,089</text:p>
          </table:table-cell>
          <table:table-cell office:value-type="float" office:value="4254" table:style-name="ce11">
            <text:p>4,254</text:p>
          </table:table-cell>
          <table:table-cell office:value-type="float" office:value="2259" table:style-name="ce11">
            <text:p>2,259</text:p>
          </table:table-cell>
          <table:table-cell office:value-type="float" office:value="1995" table:style-name="ce10">
            <text:p>1,9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8" table:style-name="ce53">
            <text:p>1,458</text:p>
          </table:table-cell>
          <table:table-cell office:value-type="float" office:value="3546" table:style-name="ce11">
            <text:p>3,546</text:p>
          </table:table-cell>
          <table:table-cell office:value-type="float" office:value="1925" table:style-name="ce11">
            <text:p>1,925</text:p>
          </table:table-cell>
          <table:table-cell office:value-type="float" office:value="1621" table:style-name="ce10">
            <text:p>1,6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5" table:style-name="ce53">
            <text:p>1,125</text:p>
          </table:table-cell>
          <table:table-cell office:value-type="float" office:value="3639" table:style-name="ce11">
            <text:p>3,639</text:p>
          </table:table-cell>
          <table:table-cell office:value-type="float" office:value="1864" table:style-name="ce11">
            <text:p>1,864</text:p>
          </table:table-cell>
          <table:table-cell office:value-type="float" office:value="1775" table:style-name="ce10">
            <text:p>1,77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14" table:style-name="ce54">
            <text:p>1,814</text:p>
          </table:table-cell>
          <table:table-cell office:value-type="float" office:value="5035" table:style-name="ce18">
            <text:p>5,035</text:p>
          </table:table-cell>
          <table:table-cell office:value-type="float" office:value="2546" table:style-name="ce18">
            <text:p>2,546</text:p>
          </table:table-cell>
          <table:table-cell office:value-type="float" office:value="2489" table:style-name="ce17">
            <text:p>2,489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621" table:style-name="ce72">
            <text:p>125,621</text:p>
          </table:table-cell>
          <table:table-cell office:value-type="float" office:value="329976" table:style-name="ce80">
            <text:p>329,976</text:p>
          </table:table-cell>
          <table:table-cell office:value-type="float" office:value="167749" table:style-name="ce80">
            <text:p>167,749</text:p>
          </table:table-cell>
          <table:table-cell office:value-type="float" office:value="162227" table:style-name="ce74">
            <text:p>162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535" table:style-name="ce53">
            <text:p>41,535</text:p>
          </table:table-cell>
          <table:table-cell office:value-type="float" office:value="104919" table:style-name="ce11">
            <text:p>104,919</text:p>
          </table:table-cell>
          <table:table-cell office:value-type="float" office:value="50670" table:style-name="ce11">
            <text:p>50,670</text:p>
          </table:table-cell>
          <table:table-cell office:value-type="float" office:value="54249" table:style-name="ce10">
            <text:p>54,2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6" table:style-name="ce53">
            <text:p>4,396</text:p>
          </table:table-cell>
          <table:table-cell office:value-type="float" office:value="10938" table:style-name="ce11">
            <text:p>10,938</text:p>
          </table:table-cell>
          <table:table-cell office:value-type="float" office:value="5682" table:style-name="ce11">
            <text:p>5,682</text:p>
          </table:table-cell>
          <table:table-cell office:value-type="float" office:value="5256" table:style-name="ce10">
            <text:p>5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3" table:style-name="ce53">
            <text:p>8,903</text:p>
          </table:table-cell>
          <table:table-cell office:value-type="float" office:value="24587" table:style-name="ce11">
            <text:p>24,587</text:p>
          </table:table-cell>
          <table:table-cell office:value-type="float" office:value="13067" table:style-name="ce11">
            <text:p>13,067</text:p>
          </table:table-cell>
          <table:table-cell office:value-type="float" office:value="11520" table:style-name="ce10">
            <text:p>11,5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687" table:style-name="ce53">
            <text:p>7,687</text:p>
          </table:table-cell>
          <table:table-cell office:value-type="float" office:value="20155" table:style-name="ce11">
            <text:p>20,155</text:p>
          </table:table-cell>
          <table:table-cell office:value-type="float" office:value="10391" table:style-name="ce11">
            <text:p>10,391</text:p>
          </table:table-cell>
          <table:table-cell office:value-type="float" office:value="9764" table:style-name="ce10">
            <text:p>9,7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857" table:style-name="ce53">
            <text:p>31,857</text:p>
          </table:table-cell>
          <table:table-cell office:value-type="float" office:value="83625" table:style-name="ce11">
            <text:p>83,625</text:p>
          </table:table-cell>
          <table:table-cell office:value-type="float" office:value="42147" table:style-name="ce11">
            <text:p>42,147</text:p>
          </table:table-cell>
          <table:table-cell office:value-type="float" office:value="41478" table:style-name="ce10">
            <text:p>41,4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60" table:style-name="ce53">
            <text:p>7,160</text:p>
          </table:table-cell>
          <table:table-cell office:value-type="float" office:value="18105" table:style-name="ce11">
            <text:p>18,105</text:p>
          </table:table-cell>
          <table:table-cell office:value-type="float" office:value="9641" table:style-name="ce11">
            <text:p>9,641</text:p>
          </table:table-cell>
          <table:table-cell office:value-type="float" office:value="8464" table:style-name="ce10">
            <text:p>8,4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32" table:style-name="ce53">
            <text:p>5,032</text:p>
          </table:table-cell>
          <table:table-cell office:value-type="float" office:value="12959" table:style-name="ce11">
            <text:p>12,959</text:p>
          </table:table-cell>
          <table:table-cell office:value-type="float" office:value="6896" table:style-name="ce11">
            <text:p>6,896</text:p>
          </table:table-cell>
          <table:table-cell office:value-type="float" office:value="6063" table:style-name="ce10">
            <text:p>6,0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3" table:style-name="ce53">
            <text:p>1,713</text:p>
          </table:table-cell>
          <table:table-cell office:value-type="float" office:value="4403" table:style-name="ce11">
            <text:p>4,403</text:p>
          </table:table-cell>
          <table:table-cell office:value-type="float" office:value="2448" table:style-name="ce11">
            <text:p>2,448</text:p>
          </table:table-cell>
          <table:table-cell office:value-type="float" office:value="1955" table:style-name="ce10">
            <text:p>1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6" table:style-name="ce53">
            <text:p>4,736</text:p>
          </table:table-cell>
          <table:table-cell office:value-type="float" office:value="11677" table:style-name="ce11">
            <text:p>11,677</text:p>
          </table:table-cell>
          <table:table-cell office:value-type="float" office:value="6302" table:style-name="ce11">
            <text:p>6,302</text:p>
          </table:table-cell>
          <table:table-cell office:value-type="float" office:value="5375" table:style-name="ce10">
            <text:p>5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21" table:style-name="ce53">
            <text:p>4,021</text:p>
          </table:table-cell>
          <table:table-cell office:value-type="float" office:value="10456" table:style-name="ce11">
            <text:p>10,456</text:p>
          </table:table-cell>
          <table:table-cell office:value-type="float" office:value="5687" table:style-name="ce11">
            <text:p>5,687</text:p>
          </table:table-cell>
          <table:table-cell office:value-type="float" office:value="4769" table:style-name="ce10">
            <text:p>4,7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95" table:style-name="ce53">
            <text:p>4,795</text:p>
          </table:table-cell>
          <table:table-cell office:value-type="float" office:value="15753" table:style-name="ce11">
            <text:p>15,753</text:p>
          </table:table-cell>
          <table:table-cell office:value-type="float" office:value="8131" table:style-name="ce11">
            <text:p>8,131</text:p>
          </table:table-cell>
          <table:table-cell office:value-type="float" office:value="7622" table:style-name="ce10">
            <text:p>7,6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3" table:style-name="ce53">
            <text:p>2,093</text:p>
          </table:table-cell>
          <table:table-cell office:value-type="float" office:value="6363" table:style-name="ce11">
            <text:p>6,363</text:p>
          </table:table-cell>
          <table:table-cell office:value-type="float" office:value="3373" table:style-name="ce11">
            <text:p>3,373</text:p>
          </table:table-cell>
          <table:table-cell office:value-type="float" office:value="2990" table:style-name="ce10">
            <text:p>2,99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3" table:style-name="ce54">
            <text:p>1,693</text:p>
          </table:table-cell>
          <table:table-cell office:value-type="float" office:value="6036" table:style-name="ce18">
            <text:p>6,036</text:p>
          </table:table-cell>
          <table:table-cell office:value-type="float" office:value="3314" table:style-name="ce18">
            <text:p>3,314</text:p>
          </table:table-cell>
          <table:table-cell office:value-type="float" office:value="2722" table:style-name="ce17">
            <text:p>2,722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321" table:style-name="ce72">
            <text:p>39,321</text:p>
          </table:table-cell>
          <table:table-cell office:value-type="float" office:value="103406" table:style-name="ce80">
            <text:p>103,406</text:p>
          </table:table-cell>
          <table:table-cell office:value-type="float" office:value="53283" table:style-name="ce80">
            <text:p>53,283</text:p>
          </table:table-cell>
          <table:table-cell office:value-type="float" office:value="50123" table:style-name="ce74">
            <text:p>50,1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020" table:style-name="ce53">
            <text:p>24,020</text:p>
          </table:table-cell>
          <table:table-cell office:value-type="float" office:value="61727" table:style-name="ce11">
            <text:p>61,727</text:p>
          </table:table-cell>
          <table:table-cell office:value-type="float" office:value="31393" table:style-name="ce11">
            <text:p>31,393</text:p>
          </table:table-cell>
          <table:table-cell office:value-type="float" office:value="30334" table:style-name="ce10">
            <text:p>30,3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22" table:style-name="ce53">
            <text:p>5,522</text:p>
          </table:table-cell>
          <table:table-cell office:value-type="float" office:value="14457" table:style-name="ce11">
            <text:p>14,457</text:p>
          </table:table-cell>
          <table:table-cell office:value-type="float" office:value="7611" table:style-name="ce11">
            <text:p>7,611</text:p>
          </table:table-cell>
          <table:table-cell office:value-type="float" office:value="6846" table:style-name="ce10">
            <text:p>6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90" table:style-name="ce53">
            <text:p>3,390</text:p>
          </table:table-cell>
          <table:table-cell office:value-type="float" office:value="9805" table:style-name="ce11">
            <text:p>9,805</text:p>
          </table:table-cell>
          <table:table-cell office:value-type="float" office:value="5146" table:style-name="ce11">
            <text:p>5,146</text:p>
          </table:table-cell>
          <table:table-cell office:value-type="float" office:value="4659" table:style-name="ce10">
            <text:p>4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93" table:style-name="ce53">
            <text:p>2,993</text:p>
          </table:table-cell>
          <table:table-cell office:value-type="float" office:value="8395" table:style-name="ce11">
            <text:p>8,395</text:p>
          </table:table-cell>
          <table:table-cell office:value-type="float" office:value="4329" table:style-name="ce11">
            <text:p>4,329</text:p>
          </table:table-cell>
          <table:table-cell office:value-type="float" office:value="4066" table:style-name="ce10">
            <text:p>4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23" table:style-name="ce53">
            <text:p>2,023</text:p>
          </table:table-cell>
          <table:table-cell office:value-type="float" office:value="5195" table:style-name="ce11">
            <text:p>5,195</text:p>
          </table:table-cell>
          <table:table-cell office:value-type="float" office:value="2805" table:style-name="ce11">
            <text:p>2,805</text:p>
          </table:table-cell>
          <table:table-cell office:value-type="float" office:value="2390" table:style-name="ce10">
            <text:p>2,39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3" table:style-name="ce54">
            <text:p>1,373</text:p>
          </table:table-cell>
          <table:table-cell office:value-type="float" office:value="3827" table:style-name="ce18">
            <text:p>3,827</text:p>
          </table:table-cell>
          <table:table-cell office:value-type="float" office:value="1999" table:style-name="ce18">
            <text:p>1,999</text:p>
          </table:table-cell>
          <table:table-cell office:value-type="float" office:value="1828" table:style-name="ce17">
            <text:p>1,82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390" table:style-name="ce72">
            <text:p>152,390</text:p>
          </table:table-cell>
          <table:table-cell office:value-type="float" office:value="371876" table:style-name="ce80">
            <text:p>371,876</text:p>
          </table:table-cell>
          <table:table-cell office:value-type="float" office:value="186221" table:style-name="ce80">
            <text:p>186,221</text:p>
          </table:table-cell>
          <table:table-cell office:value-type="float" office:value="185655" table:style-name="ce74">
            <text:p>185,65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72" table:style-name="ce53">
            <text:p>22,572</text:p>
          </table:table-cell>
          <table:table-cell office:value-type="float" office:value="52376" table:style-name="ce11">
            <text:p>52,376</text:p>
          </table:table-cell>
          <table:table-cell office:value-type="float" office:value="26782" table:style-name="ce11">
            <text:p>26,782</text:p>
          </table:table-cell>
          <table:table-cell office:value-type="float" office:value="25594" table:style-name="ce10">
            <text:p>25,59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345" table:style-name="ce53">
            <text:p>21,345</text:p>
          </table:table-cell>
          <table:table-cell office:value-type="float" office:value="54051" table:style-name="ce11">
            <text:p>54,051</text:p>
          </table:table-cell>
          <table:table-cell office:value-type="float" office:value="27192" table:style-name="ce11">
            <text:p>27,192</text:p>
          </table:table-cell>
          <table:table-cell office:value-type="float" office:value="26859" table:style-name="ce10">
            <text:p>26,859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619" table:style-name="ce53">
            <text:p>15,619</text:p>
          </table:table-cell>
          <table:table-cell office:value-type="float" office:value="38609" table:style-name="ce11">
            <text:p>38,609</text:p>
          </table:table-cell>
          <table:table-cell office:value-type="float" office:value="19381" table:style-name="ce11">
            <text:p>19,381</text:p>
          </table:table-cell>
          <table:table-cell office:value-type="float" office:value="19228" table:style-name="ce10">
            <text:p>19,22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50" table:style-name="ce53">
            <text:p>19,250</text:p>
          </table:table-cell>
          <table:table-cell office:value-type="float" office:value="44734" table:style-name="ce11">
            <text:p>44,734</text:p>
          </table:table-cell>
          <table:table-cell office:value-type="float" office:value="22133" table:style-name="ce11">
            <text:p>22,133</text:p>
          </table:table-cell>
          <table:table-cell office:value-type="float" office:value="22601" table:style-name="ce10">
            <text:p>22,601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55" table:style-name="ce53">
            <text:p>19,255</text:p>
          </table:table-cell>
          <table:table-cell office:value-type="float" office:value="47974" table:style-name="ce11">
            <text:p>47,974</text:p>
          </table:table-cell>
          <table:table-cell office:value-type="float" office:value="24320" table:style-name="ce11">
            <text:p>24,320</text:p>
          </table:table-cell>
          <table:table-cell office:value-type="float" office:value="23654" table:style-name="ce10">
            <text:p>23,654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244" table:style-name="ce53">
            <text:p>33,244</text:p>
          </table:table-cell>
          <table:table-cell office:value-type="float" office:value="82245" table:style-name="ce11">
            <text:p>82,245</text:p>
          </table:table-cell>
          <table:table-cell office:value-type="float" office:value="40714" table:style-name="ce11">
            <text:p>40,714</text:p>
          </table:table-cell>
          <table:table-cell office:value-type="float" office:value="41531" table:style-name="ce10">
            <text:p>41,531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105" table:style-name="ce54">
            <text:p>21,105</text:p>
          </table:table-cell>
          <table:table-cell office:value-type="float" office:value="51887" table:style-name="ce18">
            <text:p>51,887</text:p>
          </table:table-cell>
          <table:table-cell office:value-type="float" office:value="25699" table:style-name="ce18">
            <text:p>25,699</text:p>
          </table:table-cell>
          <table:table-cell office:value-type="float" office:value="26188" table:style-name="ce17">
            <text:p>26,188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1811" table:style-name="ce72">
            <text:p>161,811</text:p>
          </table:table-cell>
          <table:table-cell office:value-type="float" office:value="439299" table:style-name="ce80">
            <text:p>439,299</text:p>
          </table:table-cell>
          <table:table-cell office:value-type="float" office:value="217034" table:style-name="ce80">
            <text:p>217,034</text:p>
          </table:table-cell>
          <table:table-cell office:value-type="float" office:value="222265" table:style-name="ce74">
            <text:p>222,2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606" table:style-name="ce53">
            <text:p>78,606</text:p>
          </table:table-cell>
          <table:table-cell office:value-type="float" office:value="211429" table:style-name="ce11">
            <text:p>211,429</text:p>
          </table:table-cell>
          <table:table-cell office:value-type="float" office:value="104063" table:style-name="ce11">
            <text:p>104,063</text:p>
          </table:table-cell>
          <table:table-cell office:value-type="float" office:value="107366" table:style-name="ce10">
            <text:p>107,3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236" table:style-name="ce53">
            <text:p>56,236</text:p>
          </table:table-cell>
          <table:table-cell office:value-type="float" office:value="150304" table:style-name="ce11">
            <text:p>150,304</text:p>
          </table:table-cell>
          <table:table-cell office:value-type="float" office:value="73534" table:style-name="ce11">
            <text:p>73,534</text:p>
          </table:table-cell>
          <table:table-cell office:value-type="float" office:value="76770" table:style-name="ce10">
            <text:p>76,77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6969" table:style-name="ce54">
            <text:p>26,969</text:p>
          </table:table-cell>
          <table:table-cell office:value-type="float" office:value="77566" table:style-name="ce18">
            <text:p>77,566</text:p>
          </table:table-cell>
          <table:table-cell office:value-type="float" office:value="39437" table:style-name="ce18">
            <text:p>39,437</text:p>
          </table:table-cell>
          <table:table-cell office:value-type="float" office:value="38129" table:style-name="ce17">
            <text:p>38,129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226" table:style-name="ce72">
            <text:p>99,226</text:p>
          </table:table-cell>
          <table:table-cell office:value-type="float" office:value="269717" table:style-name="ce80">
            <text:p>269,717</text:p>
          </table:table-cell>
          <table:table-cell office:value-type="float" office:value="131236" table:style-name="ce80">
            <text:p>131,236</text:p>
          </table:table-cell>
          <table:table-cell office:value-type="float" office:value="138481" table:style-name="ce74">
            <text:p>138,4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11" table:style-name="ce53">
            <text:p>45,411</text:p>
          </table:table-cell>
          <table:table-cell office:value-type="float" office:value="122294" table:style-name="ce11">
            <text:p>122,294</text:p>
          </table:table-cell>
          <table:table-cell office:value-type="float" office:value="58983" table:style-name="ce11">
            <text:p>58,983</text:p>
          </table:table-cell>
          <table:table-cell office:value-type="float" office:value="63311" table:style-name="ce10">
            <text:p>63,31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815" table:style-name="ce54">
            <text:p>53,815</text:p>
          </table:table-cell>
          <table:table-cell office:value-type="float" office:value="147423" table:style-name="ce18">
            <text:p>147,423</text:p>
          </table:table-cell>
          <table:table-cell office:value-type="float" office:value="72253" table:style-name="ce18">
            <text:p>72,253</text:p>
          </table:table-cell>
          <table:table-cell office:value-type="float" office:value="75170" table:style-name="ce17">
            <text:p>75,17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596" table:style-name="ce72">
            <text:p>39,596</text:p>
          </table:table-cell>
          <table:table-cell office:value-type="float" office:value="135563" table:style-name="ce80">
            <text:p>135,563</text:p>
          </table:table-cell>
          <table:table-cell office:value-type="float" office:value="67720" table:style-name="ce80">
            <text:p>67,720</text:p>
          </table:table-cell>
          <table:table-cell office:value-type="float" office:value="67843" table:style-name="ce74">
            <text:p>67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31" table:style-name="ce53">
            <text:p>12,831</text:p>
          </table:table-cell>
          <table:table-cell office:value-type="float" office:value="43027" table:style-name="ce11">
            <text:p>43,027</text:p>
          </table:table-cell>
          <table:table-cell office:value-type="float" office:value="21502" table:style-name="ce11">
            <text:p>21,502</text:p>
          </table:table-cell>
          <table:table-cell office:value-type="float" office:value="21525" table:style-name="ce10">
            <text:p>21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817" table:style-name="ce53">
            <text:p>8,817</text:p>
          </table:table-cell>
          <table:table-cell office:value-type="float" office:value="28987" table:style-name="ce11">
            <text:p>28,987</text:p>
          </table:table-cell>
          <table:table-cell office:value-type="float" office:value="14573" table:style-name="ce11">
            <text:p>14,573</text:p>
          </table:table-cell>
          <table:table-cell office:value-type="float" office:value="14414" table:style-name="ce10">
            <text:p>14,4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83" table:style-name="ce53">
            <text:p>6,283</text:p>
          </table:table-cell>
          <table:table-cell office:value-type="float" office:value="20394" table:style-name="ce11">
            <text:p>20,394</text:p>
          </table:table-cell>
          <table:table-cell office:value-type="float" office:value="10088" table:style-name="ce11">
            <text:p>10,088</text:p>
          </table:table-cell>
          <table:table-cell office:value-type="float" office:value="10306" table:style-name="ce10">
            <text:p>10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413" table:style-name="ce53">
            <text:p>8,413</text:p>
          </table:table-cell>
          <table:table-cell office:value-type="float" office:value="29884" table:style-name="ce11">
            <text:p>29,884</text:p>
          </table:table-cell>
          <table:table-cell office:value-type="float" office:value="15041" table:style-name="ce11">
            <text:p>15,041</text:p>
          </table:table-cell>
          <table:table-cell office:value-type="float" office:value="14843" table:style-name="ce10">
            <text:p>14,8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18" table:style-name="ce53">
            <text:p>3,118</text:p>
          </table:table-cell>
          <table:table-cell office:value-type="float" office:value="12589" table:style-name="ce11">
            <text:p>12,589</text:p>
          </table:table-cell>
          <table:table-cell office:value-type="float" office:value="6173" table:style-name="ce11">
            <text:p>6,173</text:p>
          </table:table-cell>
          <table:table-cell office:value-type="float" office:value="6416" table:style-name="ce10">
            <text:p>6,41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2" table:style-name="ce18">
            <text:p>682</text:p>
          </table:table-cell>
          <table:table-cell office:value-type="float" office:value="343" table:style-name="ce18">
            <text:p>343</text:p>
          </table:table-cell>
          <table:table-cell office:value-type="float" office:value="339" table:style-name="ce17">
            <text:p>339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6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768" table:style-name="ce72">
            <text:p>2,768</text:p>
          </table:table-cell>
          <table:table-cell office:value-type="float" office:value="12716" table:style-name="ce80">
            <text:p>12,716</text:p>
          </table:table-cell>
          <table:table-cell office:value-type="float" office:value="7244" table:style-name="ce80">
            <text:p>7,244</text:p>
          </table:table-cell>
          <table:table-cell office:value-type="float" office:value="5472" table:style-name="ce74">
            <text:p>5,4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607" table:style-name="ce53">
            <text:p>1,607</text:p>
          </table:table-cell>
          <table:table-cell office:value-type="float" office:value="7442" table:style-name="ce11">
            <text:p>7,442</text:p>
          </table:table-cell>
          <table:table-cell office:value-type="float" office:value="4175" table:style-name="ce11">
            <text:p>4,175</text:p>
          </table:table-cell>
          <table:table-cell office:value-type="float" office:value="3267" table:style-name="ce10">
            <text:p>3,2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45" table:style-name="ce53">
            <text:p>545</text:p>
          </table:table-cell>
          <table:table-cell office:value-type="float" office:value="2362" table:style-name="ce11">
            <text:p>2,362</text:p>
          </table:table-cell>
          <table:table-cell office:value-type="float" office:value="1314" table:style-name="ce11">
            <text:p>1,314</text:p>
          </table:table-cell>
          <table:table-cell office:value-type="float" office:value="1048" table:style-name="ce10">
            <text:p>1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7" table:style-name="ce53">
            <text:p>287</text:p>
          </table:table-cell>
          <table:table-cell office:value-type="float" office:value="1595" table:style-name="ce11">
            <text:p>1,595</text:p>
          </table:table-cell>
          <table:table-cell office:value-type="float" office:value="966" table:style-name="ce11">
            <text:p>966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29" table:style-name="ce54">
            <text:p>329</text:p>
          </table:table-cell>
          <table:table-cell office:value-type="float" office:value="1317" table:style-name="ce18">
            <text:p>1,317</text:p>
          </table:table-cell>
          <table:table-cell office:value-type="float" office:value="789" table:style-name="ce18">
            <text:p>789</text:p>
          </table:table-cell>
          <table:table-cell office:value-type="float" office:value="528" table:style-name="ce17">
            <text:p>528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7-05T02:58:00Z</dc:date>
    <meta:print-date>2016-06-01T09:05:34Z</meta:print-date>
  </office:meta>
</office:document-meta>
</file>